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re Franklin" svg:font-family="'Libre Franklin'"/>
    <style:font-face style:name="arial" svg:font-family="arial, sans-serif"/>
    <style:font-face style:name="haas grot text web" svg:font-family="'haas grot text web', 'helvetica neue', helvetica, arial, sans-serif"/>
    <style:font-face style:name="Lohit Devanagari" svg:font-family="'Lohit Devanagari'" style:font-family-generic="system"/>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423cm" fo:margin-bottom="0.423cm" loext:contextual-spacing="false"/>
    </style:style>
    <style:style style:name="P2" style:family="paragraph" style:parent-style-name="Standard">
      <style:paragraph-properties fo:margin-top="0.423cm" fo:margin-bottom="0.423cm" loext:contextual-spacing="false" fo:break-before="page"/>
    </style:style>
    <style:style style:name="P3" style:family="paragraph" style:parent-style-name="Standard">
      <style:paragraph-properties fo:margin-left="0.635cm" fo:margin-right="0cm" fo:margin-top="0.423cm" fo:margin-bottom="0.423cm" loext:contextual-spacing="false" fo:text-indent="0cm" style:auto-text-indent="false">
        <style:tab-stops/>
      </style:paragraph-properties>
    </style:style>
    <style:style style:name="P4" style:family="paragraph" style:parent-style-name="Standard">
      <style:paragraph-properties fo:margin-top="0cm" fo:margin-bottom="0.423cm" loext:contextual-spacing="false"/>
    </style:style>
    <style:style style:name="P5" style:family="paragraph" style:parent-style-name="Standard">
      <style:paragraph-properties fo:break-before="page"/>
    </style:style>
    <style:style style:name="P6" style:family="paragraph" style:parent-style-name="List_20_Paragraph" style:list-style-name="WWNum3">
      <style:paragraph-properties fo:margin-top="0.423cm" fo:margin-bottom="0cm" loext:contextual-spacing="false" fo:line-height="0.423cm"/>
    </style:style>
    <style:style style:name="P7" style:family="paragraph" style:parent-style-name="List_20_Paragraph" style:list-style-name="WWNum3">
      <style:paragraph-properties fo:margin-top="0.423cm" fo:margin-bottom="0.423cm" loext:contextual-spacing="false" fo:line-height="0.423cm"/>
    </style:style>
    <style:style style:name="P8" style:family="paragraph" style:parent-style-name="Standard" style:master-page-name="MP0">
      <style:paragraph-properties fo:margin-top="0.423cm" fo:margin-bottom="0.423cm" loext:contextual-spacing="false" style:page-number="1" fo:break-before="page"/>
    </style:style>
    <style:style style:name="P9" style:family="paragraph" style:parent-style-name="Standard">
      <style:paragraph-properties fo:margin-top="0.423cm" fo:margin-bottom="0.423cm" loext:contextual-spacing="false"/>
    </style:style>
    <style:style style:name="P10" style:family="paragraph" style:parent-style-name="Standard">
      <style:paragraph-properties fo:margin-top="0.423cm" fo:margin-bottom="0.423cm" loext:contextual-spacing="false"/>
      <style:text-properties officeooo:paragraph-rsid="00029b2c"/>
    </style:style>
    <style:style style:name="P11" style:family="paragraph" style:parent-style-name="Standard">
      <style:paragraph-properties fo:margin-top="0.423cm" fo:margin-bottom="0.423cm" loext:contextual-spacing="false"/>
      <style:text-properties officeooo:paragraph-rsid="0003c74b"/>
    </style:style>
    <style:style style:name="P12" style:family="paragraph" style:parent-style-name="Standard">
      <style:paragraph-properties fo:margin-top="0.423cm" fo:margin-bottom="0.423cm" loext:contextual-spacing="false"/>
      <style:text-properties officeooo:paragraph-rsid="0007c9de"/>
    </style:style>
    <style:style style:name="P13" style:family="paragraph" style:parent-style-name="Standard">
      <style:paragraph-properties fo:margin-top="0.423cm" fo:margin-bottom="0.423cm" loext:contextual-spacing="false"/>
      <style:text-properties officeooo:paragraph-rsid="00092913"/>
    </style:style>
    <style:style style:name="P14" style:family="paragraph" style:parent-style-name="Standard">
      <style:paragraph-properties fo:margin-top="0.423cm" fo:margin-bottom="0.423cm" loext:contextual-spacing="false"/>
      <style:text-properties officeooo:paragraph-rsid="000c5333"/>
    </style:style>
    <style:style style:name="P15" style:family="paragraph" style:parent-style-name="Standard">
      <style:paragraph-properties fo:margin-top="0.423cm" fo:margin-bottom="0.423cm" loext:contextual-spacing="false"/>
      <style:text-properties style:font-name="Calibri" fo:font-size="12pt" fo:font-weight="bold" style:font-size-asian="12pt" style:font-weight-asian="bold" style:font-name-complex="Calibri" style:font-size-complex="12pt"/>
    </style:style>
    <style:style style:name="P16" style:family="paragraph" style:parent-style-name="Standard">
      <style:paragraph-properties fo:margin-top="0.423cm" fo:margin-bottom="0.423cm" loext:contextual-spacing="false"/>
      <style:text-properties fo:color="#202124" style:font-name="Calibri" fo:font-size="12pt" fo:background-color="#ffffff" style:font-size-asian="12pt" style:font-size-complex="12pt"/>
    </style:style>
    <style:style style:name="P17" style:family="paragraph" style:parent-style-name="Standard" style:list-style-name="WWNum1">
      <style:paragraph-properties fo:line-height="0.423cm"/>
    </style:style>
    <style:style style:name="P18" style:family="paragraph" style:parent-style-name="Standard" style:list-style-name="WWNum4">
      <style:paragraph-properties fo:line-height="0.423cm"/>
    </style:style>
    <style:style style:name="P19" style:family="paragraph" style:parent-style-name="Standard" style:list-style-name="WWNum2"/>
    <style:style style:name="P20" style:family="paragraph" style:parent-style-name="Standard">
      <style:text-properties style:font-name="Calibri" fo:font-size="12pt" fo:font-weight="bold" style:font-size-asian="12pt" style:font-weight-asian="bold" style:font-name-complex="Calibri" style:font-size-complex="12pt"/>
    </style:style>
    <style:style style:name="P21" style:family="paragraph" style:parent-style-name="Standard">
      <style:text-properties style:font-name="Calibri" fo:font-size="12pt" style:font-size-asian="12pt" style:font-size-complex="12pt"/>
    </style:style>
    <style:style style:name="P22" style:family="paragraph" style:parent-style-name="Standard" style:list-style-name="WWNum1">
      <style:paragraph-properties fo:margin-top="0.423cm" fo:margin-bottom="0cm" loext:contextual-spacing="false" fo:line-height="0.423cm"/>
    </style:style>
    <style:style style:name="P23" style:family="paragraph" style:parent-style-name="Standard" style:list-style-name="WWNum2">
      <style:paragraph-properties fo:margin-top="0.423cm" fo:margin-bottom="0cm" loext:contextual-spacing="false"/>
    </style:style>
    <style:style style:name="P24" style:family="paragraph" style:parent-style-name="Standard" style:list-style-name="WWNum1">
      <style:paragraph-properties fo:margin-top="0cm" fo:margin-bottom="0.212cm" loext:contextual-spacing="false" fo:line-height="0.423cm"/>
    </style:style>
    <style:style style:name="P25" style:family="paragraph" style:parent-style-name="Standard" style:list-style-name="WWNum2">
      <style:paragraph-properties fo:margin-top="0cm" fo:margin-bottom="0.423cm" loext:contextual-spacing="false"/>
    </style:style>
    <style:style style:name="P26" style:family="paragraph" style:parent-style-name="Standard">
      <style:paragraph-properties fo:margin-left="0cm" fo:margin-right="0cm" fo:margin-top="0.423cm" fo:margin-bottom="0.423cm" loext:contextual-spacing="false" fo:text-indent="0cm" style:auto-text-indent="false">
        <style:tab-stops/>
      </style:paragraph-properties>
    </style:style>
    <style:style style:name="P27" style:family="paragraph" style:parent-style-name="Standard">
      <style:paragraph-properties fo:margin-left="0cm" fo:margin-right="0cm" fo:margin-top="0.423cm" fo:margin-bottom="0.423cm" loext:contextual-spacing="false" fo:text-indent="0cm" style:auto-text-indent="false">
        <style:tab-stops/>
      </style:paragraph-properties>
      <style:text-properties officeooo:paragraph-rsid="00053491"/>
    </style:style>
    <style:style style:name="P28" style:family="paragraph" style:parent-style-name="Standard">
      <style:paragraph-properties fo:margin-left="0cm" fo:margin-right="0cm" fo:margin-top="0.423cm" fo:margin-bottom="0.423cm" loext:contextual-spacing="false" fo:text-indent="0cm" style:auto-text-indent="false">
        <style:tab-stops/>
      </style:paragraph-properties>
      <style:text-properties officeooo:paragraph-rsid="000c65c0"/>
    </style:style>
    <style:style style:name="P29" style:family="paragraph" style:parent-style-name="Standard">
      <style:paragraph-properties fo:margin-left="0cm" fo:margin-right="0cm" fo:margin-top="0.423cm" fo:margin-bottom="0.423cm" loext:contextual-spacing="false" fo:line-height="100%" fo:text-indent="0cm" style:auto-text-indent="false">
        <style:tab-stops/>
      </style:paragraph-properties>
      <style:text-properties officeooo:paragraph-rsid="00029b2c"/>
    </style:style>
    <style:style style:name="P30" style:family="paragraph" style:parent-style-name="Standard">
      <style:paragraph-properties fo:margin-left="0.635cm" fo:margin-right="0cm" fo:margin-top="0.423cm" fo:margin-bottom="0.423cm" loext:contextual-spacing="false" fo:text-indent="0cm" style:auto-text-indent="false">
        <style:tab-stops/>
      </style:paragraph-properties>
    </style:style>
    <style:style style:name="P31" style:family="paragraph" style:parent-style-name="Text_20_body" style:list-style-name="L2">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Calibri" fo:font-size="12pt" fo:letter-spacing="normal" fo:font-style="normal" fo:font-weight="normal" officeooo:paragraph-rsid="000c5333" style:font-size-asian="12pt" style:font-size-complex="12pt" loext:padding="0cm" loext:border="none"/>
    </style:style>
    <style:style style:name="P32" style:family="paragraph" style:parent-style-name="Text_20_body" style:list-style-name="L1">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Calibri" fo:font-size="12pt" fo:letter-spacing="normal" fo:font-style="normal" fo:font-weight="normal" style:font-size-asian="12pt" style:font-size-complex="12pt" loext:padding="0cm" loext:border="none"/>
    </style:style>
    <style:style style:name="T1" style:family="text">
      <style:text-properties style:font-name="Calibri" fo:font-size="13pt" fo:font-weight="bold" style:font-size-asian="13pt" style:font-weight-asian="bold" style:font-name-complex="Calibri" style:font-size-complex="13pt"/>
    </style:style>
    <style:style style:name="T2" style:family="text">
      <style:text-properties style:font-name="Calibri" style:font-name-complex="Calibri"/>
    </style:style>
    <style:style style:name="T3" style:family="text">
      <style:text-properties style:font-name="Calibri" fo:font-size="12pt" fo:font-weight="bold" style:font-size-asian="12pt" style:font-weight-asian="bold" style:font-name-complex="Calibri" style:font-size-complex="12pt"/>
    </style:style>
    <style:style style:name="T4" style:family="text">
      <style:text-properties style:font-name="Calibri" fo:font-size="12pt" style:font-size-asian="12pt" style:font-name-complex="Calibri" style:font-size-complex="12pt"/>
    </style:style>
    <style:style style:name="T5" style:family="text">
      <style:text-properties style:font-name="Calibri" fo:font-size="12pt" officeooo:rsid="00029b2c" style:font-size-asian="12pt" style:font-name-complex="Calibri" style:font-size-complex="12pt"/>
    </style:style>
    <style:style style:name="T6" style:family="text">
      <style:text-properties style:font-name="Calibri" fo:font-size="12pt" officeooo:rsid="0003c74b" style:font-size-asian="12pt" style:font-name-complex="Calibri" style:font-size-complex="12pt"/>
    </style:style>
    <style:style style:name="T7" style:family="text">
      <style:text-properties style:font-name="Calibri" fo:font-size="12pt" officeooo:rsid="0007c9de" style:font-size-asian="12pt" style:font-name-complex="Calibri" style:font-size-complex="12pt"/>
    </style:style>
    <style:style style:name="T8" style:family="text">
      <style:text-properties style:font-name="Calibri" fo:font-size="12pt" officeooo:rsid="00090689" style:font-size-asian="12pt" style:font-name-complex="Calibri" style:font-size-complex="12pt"/>
    </style:style>
    <style:style style:name="T9" style:family="text">
      <style:text-properties style:font-name="Calibri" fo:font-size="12pt" officeooo:rsid="00092913" style:font-size-asian="12pt" style:font-name-complex="Calibri" style:font-size-complex="12pt"/>
    </style:style>
    <style:style style:name="T10" style:family="text">
      <style:text-properties style:font-name="Calibri" fo:font-size="22pt" fo:font-weight="bold" style:font-size-asian="22pt" style:font-weight-asian="bold" style:font-name-complex="Calibri" style:font-size-complex="22pt"/>
    </style:style>
    <style:style style:name="T11" style:family="text">
      <style:text-properties fo:color="#1155cc" style:font-name="Calibri" style:text-underline-style="solid" style:text-underline-width="auto" style:text-underline-color="font-color" style:text-underline-mode="continuous" style:text-overline-mode="continuous" style:text-line-through-mode="continuous" style:font-name-complex="Calibri"/>
    </style:style>
    <style:style style:name="T12" style:family="text">
      <style:text-properties fo:color="#202124" fo:font-weight="bold" fo:background-color="#ffffff" loext:char-shading-value="0" style:font-weight-asian="bold"/>
    </style:style>
    <style:style style:name="T13" style:family="text">
      <style:text-properties fo:color="#202124" fo:font-weight="bold" fo:background-color="#ffffff" loext:char-shading-value="0" style:font-weight-asian="bold" style:font-weight-complex="bold"/>
    </style:style>
    <style:style style:name="T14" style:family="text">
      <style:text-properties fo:color="#202124" fo:font-weight="bold" fo:background-color="#ffff00" loext:char-shading-value="0" style:font-weight-asian="bold" style:font-weight-complex="bold"/>
    </style:style>
    <style:style style:name="T15" style:family="text">
      <style:text-properties fo:color="#202124" fo:background-color="#ffffff" loext:char-shading-value="0"/>
    </style:style>
    <style:style style:name="T16" style:family="text">
      <style:text-properties fo:color="#202124" style:font-name="Calibri" fo:font-weight="bold" fo:background-color="#ffffff" loext:char-shading-value="0" style:font-weight-asian="bold"/>
    </style:style>
    <style:style style:name="T17" style:family="text">
      <style:text-properties fo:color="#202124" style:font-name="Calibri" fo:font-weight="bold" fo:background-color="#ffffff" loext:char-shading-value="0" style:font-weight-asian="bold" style:font-weight-complex="bold"/>
    </style:style>
    <style:style style:name="T18" style:family="text">
      <style:text-properties fo:color="#202124" style:font-name="Calibri" fo:font-weight="bold" fo:background-color="#ffff00" loext:char-shading-value="0" style:font-weight-asian="bold" style:font-weight-complex="bold"/>
    </style:style>
    <style:style style:name="T19" style:family="text">
      <style:text-properties fo:color="#202124" style:font-name="Calibri" fo:background-color="#ffffff" loext:char-shading-value="0"/>
    </style:style>
    <style:style style:name="T20" style:family="text">
      <style:text-properties fo:color="#202124" style:font-name="Calibri" fo:font-size="12pt" fo:font-weight="bold" fo:background-color="#ffffff" loext:char-shading-value="0" style:font-size-asian="12pt" style:font-weight-asian="bold" style:font-size-complex="12pt"/>
    </style:style>
    <style:style style:name="T21" style:family="text">
      <style:text-properties fo:color="#202124" style:font-name="Calibri" fo:font-size="12pt" fo:font-weight="bold" fo:background-color="#ffffff" loext:char-shading-value="0" style:font-size-asian="12pt" style:font-weight-asian="bold" style:font-size-complex="12pt" style:font-weight-complex="bold"/>
    </style:style>
    <style:style style:name="T22" style:family="text">
      <style:text-properties fo:color="#202124" style:font-name="Calibri" fo:font-size="12pt" fo:font-weight="bold" fo:background-color="#ffff00" loext:char-shading-value="0" style:font-size-asian="12pt" style:font-weight-asian="bold" style:font-size-complex="12pt" style:font-weight-complex="bold"/>
    </style:style>
    <style:style style:name="T23" style:family="text">
      <style:text-properties fo:color="#202124" style:font-name="Calibri" fo:font-size="12pt" fo:background-color="#ffffff" loext:char-shading-value="0" style:font-size-asian="12pt" style:font-size-complex="12pt"/>
    </style:style>
    <style:style style:name="T24" style:family="text">
      <style:text-properties fo:color="#c9211e" style:font-name="Calibri" fo:font-size="12pt" fo:font-weight="bold" style:font-size-asian="12pt" style:font-weight-asian="bold" style:font-name-complex="Calibri" style:font-size-complex="12pt"/>
    </style:style>
    <style:style style:name="T25" style:family="text">
      <style:text-properties fo:color="#c9211e" style:font-name="Calibri" fo:font-size="12pt" fo:font-weight="bold" style:font-size-asian="12pt" style:font-weight-asian="bold" style:font-name-complex="Calibri" style:font-size-complex="12pt" style:font-weight-complex="bold"/>
    </style:style>
    <style:style style:name="T26" style:family="text">
      <style:text-properties fo:color="#c9211e" style:font-name="Calibri" fo:font-size="12pt" style:font-size-asian="12pt" style:font-name-complex="Calibri" style:font-size-complex="12pt"/>
    </style:style>
    <style:style style:name="T27" style:family="text">
      <style:text-properties fo:color="#c9211e" fo:font-size="12pt" fo:font-weight="bold" style:font-size-asian="12pt" style:font-weight-asian="bold" style:font-name-complex="Calibri" style:font-size-complex="12pt"/>
    </style:style>
    <style:style style:name="T28" style:family="text">
      <style:text-properties fo:color="#c9211e" fo:font-size="12pt" fo:font-weight="bold" style:font-size-asian="12pt" style:font-weight-asian="bold" style:font-name-complex="Calibri" style:font-size-complex="12pt" style:font-weight-complex="bold"/>
    </style:style>
    <style:style style:name="T29" style:family="text">
      <style:text-properties fo:color="#c9211e" fo:font-size="12pt" style:font-size-asian="12pt" style:font-name-complex="Calibri" style:font-size-complex="12pt"/>
    </style:style>
    <style:style style:name="T30" style:family="text">
      <style:text-properties fo:color="#c9211e" style:font-name="Calibri" fo:font-size="12pt" fo:font-weight="bold" style:font-size-asian="12pt" style:font-weight-asian="bold" style:font-name-complex="Calibri" style:font-size-complex="12pt"/>
    </style:style>
    <style:style style:name="T31" style:family="text">
      <style:text-properties fo:color="#c9211e" style:font-name="Calibri" fo:font-size="12pt" fo:font-weight="bold" style:font-size-asian="12pt" style:font-weight-asian="bold" style:font-name-complex="Calibri" style:font-size-complex="12pt" style:font-weight-complex="bold"/>
    </style:style>
    <style:style style:name="T32" style:family="text">
      <style:text-properties fo:color="#c9211e" style:font-name="Calibri" fo:font-size="12pt" style:font-size-asian="12pt" style:font-name-complex="Calibri" style:font-size-complex="12pt"/>
    </style:style>
    <style:style style:name="T33" style:family="text">
      <style:text-properties fo:color="#c9211e" style:font-name="Calibri" fo:font-weight="bold" style:font-weight-asian="bold" style:font-name-complex="Calibri"/>
    </style:style>
    <style:style style:name="T34" style:family="text">
      <style:text-properties fo:color="#c9211e" style:font-name="Calibri" fo:font-weight="bold" style:font-weight-asian="bold" style:font-name-complex="Calibri" style:font-weight-complex="bold"/>
    </style:style>
    <style:style style:name="T35" style:family="text">
      <style:text-properties fo:color="#c9211e" style:font-name="Calibri" style:font-name-complex="Calibri"/>
    </style:style>
    <style:style style:name="T36" style:family="text">
      <style:text-properties fo:font-variant="normal" fo:text-transform="none" fo:color="#16192b" style:font-name="haas grot text web" fo:font-size="11.25pt" fo:letter-spacing="normal" fo:font-style="normal" fo:font-weight="normal" style:font-size-asian="12pt" style:font-name-complex="Calibri" style:font-size-complex="12pt"/>
    </style:style>
    <style:style style:name="T37" style:family="text">
      <style:text-properties fo:font-variant="normal" fo:text-transform="none" fo:color="#16192b" style:font-name="haas grot text web" fo:font-size="11.25pt" fo:letter-spacing="normal" fo:font-style="normal" fo:font-weight="normal" officeooo:rsid="0007c9de" style:font-size-asian="12pt" style:font-name-complex="Calibri" style:font-size-complex="12pt"/>
    </style:style>
    <style:style style:name="T38" style:family="text">
      <style:text-properties fo:font-variant="normal" fo:text-transform="none" fo:color="#16192b" style:font-name="haas grot text web" fo:font-size="11.25pt" fo:letter-spacing="normal" fo:font-style="normal" fo:font-weight="normal" officeooo:rsid="000f9049" style:font-size-asian="12pt" style:font-name-complex="Calibri2" style:font-size-complex="12pt"/>
    </style:style>
    <style:style style:name="T39" style:family="text">
      <style:text-properties fo:font-variant="normal" fo:text-transform="none" fo:color="#16192b" style:font-name="haas grot text web" fo:font-size="11.25pt" fo:letter-spacing="normal" fo:font-style="normal" fo:font-weight="normal" officeooo:rsid="0010083d" style:font-size-asian="12pt" style:font-name-complex="Calibri2" style:font-size-complex="12pt"/>
    </style:style>
    <style:style style:name="T40" style:family="text">
      <style:text-properties fo:font-variant="normal" fo:text-transform="none" fo:color="#16192b" style:font-name="haas grot text web" fo:font-size="11.25pt" fo:letter-spacing="normal" fo:font-style="normal" fo:font-weight="bold" style:font-size-asian="12pt" style:font-name-complex="Calibri2" style:font-size-complex="12pt"/>
    </style:style>
    <style:style style:name="T41" style:family="text">
      <style:text-properties fo:font-variant="normal" fo:text-transform="none" fo:color="#16192b" fo:font-size="11.25pt" fo:letter-spacing="normal" fo:font-style="normal" fo:font-weight="normal" officeooo:rsid="000f9049" style:font-size-asian="12pt" style:font-name-complex="Calibri2" style:font-size-complex="12pt"/>
    </style:style>
    <style:style style:name="T42" style:family="text">
      <style:text-properties fo:font-variant="normal" fo:text-transform="none" fo:color="#16192b" fo:font-size="11.25pt" fo:letter-spacing="normal" fo:font-style="normal" fo:font-weight="normal" officeooo:rsid="0010083d" style:font-size-asian="12pt" style:font-name-complex="Calibri2" style:font-size-complex="12pt"/>
    </style:style>
    <style:style style:name="T43" style:family="text">
      <style:text-properties fo:font-variant="normal" fo:text-transform="none" fo:color="#16192b" fo:font-size="11.25pt" fo:letter-spacing="normal" fo:font-style="normal" fo:font-weight="normal" style:font-size-asian="12pt" style:font-name-complex="Calibri" style:font-size-complex="12pt"/>
    </style:style>
    <style:style style:name="T44" style:family="text">
      <style:text-properties fo:font-variant="normal" fo:text-transform="none" fo:color="#16192b" fo:font-size="11.25pt" fo:letter-spacing="normal" fo:font-style="normal" fo:font-weight="normal" officeooo:rsid="0007c9de" style:font-size-asian="12pt" style:font-name-complex="Calibri" style:font-size-complex="12pt"/>
    </style:style>
    <style:style style:name="T45" style:family="text">
      <style:text-properties fo:font-variant="normal" fo:text-transform="none" fo:color="#16192b" fo:font-size="11.25pt" fo:letter-spacing="normal" fo:font-style="normal" fo:font-weight="bold" style:font-size-asian="12pt" style:font-name-complex="Calibri2" style:font-size-complex="12pt"/>
    </style:style>
    <style:style style:name="T46" style:family="text">
      <style:text-properties fo:font-variant="normal" fo:text-transform="none" fo:color="#16192b" style:font-name="Calibri" fo:font-size="11.25pt" fo:letter-spacing="normal" fo:font-style="normal" fo:font-weight="normal" officeooo:rsid="000f9049" style:font-size-asian="12pt" style:font-name-complex="Calibri2" style:font-size-complex="12pt"/>
    </style:style>
    <style:style style:name="T47" style:family="text">
      <style:text-properties fo:font-variant="normal" fo:text-transform="none" fo:color="#16192b" style:font-name="Calibri" fo:font-size="11.25pt" fo:letter-spacing="normal" fo:font-style="normal" fo:font-weight="normal" officeooo:rsid="0010083d" style:font-size-asian="12pt" style:font-name-complex="Calibri2" style:font-size-complex="12pt"/>
    </style:style>
    <style:style style:name="T48" style:family="text">
      <style:text-properties fo:font-variant="normal" fo:text-transform="none" fo:color="#16192b" style:font-name="Calibri" fo:font-size="11.25pt" fo:letter-spacing="normal" fo:font-style="normal" fo:font-weight="normal" style:font-size-asian="12pt" style:font-name-complex="Calibri" style:font-size-complex="12pt"/>
    </style:style>
    <style:style style:name="T49" style:family="text">
      <style:text-properties fo:font-variant="normal" fo:text-transform="none" fo:color="#16192b" style:font-name="Calibri" fo:font-size="11.25pt" fo:letter-spacing="normal" fo:font-style="normal" fo:font-weight="normal" officeooo:rsid="0007c9de" style:font-size-asian="12pt" style:font-name-complex="Calibri" style:font-size-complex="12pt"/>
    </style:style>
    <style:style style:name="T50" style:family="text">
      <style:text-properties fo:font-variant="normal" fo:text-transform="none" fo:color="#16192b" style:font-name="Calibri" fo:font-size="11.25pt" fo:letter-spacing="normal" fo:font-style="normal" fo:font-weight="bold" style:font-size-asian="12pt" style:font-name-complex="Calibri2" style:font-size-complex="12pt"/>
    </style:style>
    <style:style style:name="T51" style:family="text">
      <style:text-properties fo:font-variant="normal" fo:text-transform="none" fo:color="#16192b" style:font-name="Calibri" fo:letter-spacing="normal" fo:font-style="normal" fo:font-weight="normal" officeooo:rsid="000f9049" style:font-name-complex="Calibri2"/>
    </style:style>
    <style:style style:name="T52" style:family="text">
      <style:text-properties fo:font-variant="normal" fo:text-transform="none" fo:color="#16192b" style:font-name="Calibri" fo:letter-spacing="normal" fo:font-style="normal" fo:font-weight="normal" officeooo:rsid="0010083d" style:font-name-complex="Calibri2"/>
    </style:style>
    <style:style style:name="T53" style:family="text">
      <style:text-properties fo:font-variant="normal" fo:text-transform="none" fo:color="#16192b" style:font-name="Calibri" fo:letter-spacing="normal" fo:font-style="normal" fo:font-weight="normal" style:font-name-complex="Calibri"/>
    </style:style>
    <style:style style:name="T54" style:family="text">
      <style:text-properties fo:font-variant="normal" fo:text-transform="none" fo:color="#16192b" style:font-name="Calibri" fo:letter-spacing="normal" fo:font-style="normal" fo:font-weight="normal" officeooo:rsid="0007c9de" style:font-name-complex="Calibri"/>
    </style:style>
    <style:style style:name="T55" style:family="text">
      <style:text-properties fo:font-variant="normal" fo:text-transform="none" fo:color="#16192b" style:font-name="Calibri" fo:letter-spacing="normal" fo:font-style="normal" fo:font-weight="bold" style:font-name-complex="Calibri2"/>
    </style:style>
    <style:style style:name="T56" style:family="text">
      <style:text-properties fo:font-variant="normal" fo:text-transform="none" fo:color="#16192b" style:font-name="Calibri" fo:font-size="12pt" fo:letter-spacing="normal" fo:font-style="normal" fo:font-weight="normal" officeooo:rsid="000f9049" style:font-size-asian="12pt" style:font-name-complex="Calibri2" style:font-size-complex="12pt"/>
    </style:style>
    <style:style style:name="T57" style:family="text">
      <style:text-properties fo:font-variant="normal" fo:text-transform="none" fo:color="#16192b" style:font-name="Calibri" fo:font-size="12pt" fo:letter-spacing="normal" fo:font-style="normal" fo:font-weight="normal" officeooo:rsid="0010083d" style:font-size-asian="12pt" style:font-name-complex="Calibri2" style:font-size-complex="12pt"/>
    </style:style>
    <style:style style:name="T58" style:family="text">
      <style:text-properties fo:font-variant="normal" fo:text-transform="none" fo:color="#16192b" style:font-name="Calibri" fo:font-size="12pt" fo:letter-spacing="normal" fo:font-style="normal" fo:font-weight="normal" style:font-size-asian="12pt" style:font-name-complex="Calibri" style:font-size-complex="12pt"/>
    </style:style>
    <style:style style:name="T59" style:family="text">
      <style:text-properties fo:font-variant="normal" fo:text-transform="none" fo:color="#16192b" style:font-name="Calibri" fo:font-size="12pt" fo:letter-spacing="normal" fo:font-style="normal" fo:font-weight="normal" officeooo:rsid="0007c9de" style:font-size-asian="12pt" style:font-name-complex="Calibri" style:font-size-complex="12pt"/>
    </style:style>
    <style:style style:name="T60" style:family="text">
      <style:text-properties fo:font-variant="normal" fo:text-transform="none" fo:color="#16192b" style:font-name="Calibri" fo:font-size="12pt" fo:letter-spacing="normal" fo:font-style="normal" fo:font-weight="bold" style:font-size-asian="12pt" style:font-name-complex="Calibri2" style:font-size-complex="12pt"/>
    </style:style>
    <style:style style:name="T61" style:family="text">
      <style:text-properties fo:font-variant="normal" fo:text-transform="none" fo:color="#c9211e" style:font-name="haas grot text web" fo:font-size="11.25pt" fo:letter-spacing="normal" fo:font-style="normal" fo:font-weight="normal" loext:padding="0cm" loext:border="none"/>
    </style:style>
    <style:style style:name="T62" style:family="text">
      <style:text-properties fo:font-variant="normal" fo:text-transform="none" fo:color="#c9211e" style:font-name="haas grot text web" fo:font-size="11.25pt" fo:letter-spacing="normal" fo:font-style="normal" fo:font-weight="normal" style:font-size-asian="12pt" style:font-name-complex="Calibri" style:font-size-complex="12pt"/>
    </style:style>
    <style:style style:name="T63" style:family="text">
      <style:text-properties fo:font-variant="normal" fo:text-transform="none" fo:color="#c9211e" style:font-name="haas grot text web" fo:font-size="11.25pt" fo:letter-spacing="normal" fo:font-style="normal" fo:font-weight="bold" style:font-size-asian="12pt" style:font-weight-asian="bold" style:font-name-complex="Calibri" style:font-size-complex="12pt" style:font-weight-complex="bold"/>
    </style:style>
    <style:style style:name="T64" style:family="text">
      <style:text-properties fo:font-variant="normal" fo:text-transform="none" fo:color="#c9211e" fo:font-size="11.25pt" fo:letter-spacing="normal" fo:font-style="normal" fo:font-weight="normal" style:font-size-asian="12pt" style:font-name-complex="Calibri" style:font-size-complex="12pt"/>
    </style:style>
    <style:style style:name="T65" style:family="text">
      <style:text-properties fo:font-variant="normal" fo:text-transform="none" fo:color="#c9211e" fo:font-size="11.25pt" fo:letter-spacing="normal" fo:font-style="normal" fo:font-weight="normal" loext:padding="0cm" loext:border="none"/>
    </style:style>
    <style:style style:name="T66" style:family="text">
      <style:text-properties fo:font-variant="normal" fo:text-transform="none" fo:color="#c9211e" fo:font-size="11.25pt" fo:letter-spacing="normal" fo:font-style="normal" fo:font-weight="bold" style:font-size-asian="12pt" style:font-weight-asian="bold" style:font-name-complex="Calibri" style:font-size-complex="12pt" style:font-weight-complex="bold"/>
    </style:style>
    <style:style style:name="T67" style:family="text">
      <style:text-properties fo:font-variant="normal" fo:text-transform="none" fo:color="#c9211e" style:font-name="Calibri" fo:font-size="11.25pt" fo:letter-spacing="normal" fo:font-style="normal" fo:font-weight="normal" style:font-size-asian="12pt" style:font-name-complex="Calibri" style:font-size-complex="12pt"/>
    </style:style>
    <style:style style:name="T68" style:family="text">
      <style:text-properties fo:font-variant="normal" fo:text-transform="none" fo:color="#c9211e" style:font-name="Calibri" fo:font-size="11.25pt" fo:letter-spacing="normal" fo:font-style="normal" fo:font-weight="normal" loext:padding="0cm" loext:border="none"/>
    </style:style>
    <style:style style:name="T69" style:family="text">
      <style:text-properties fo:font-variant="normal" fo:text-transform="none" fo:color="#c9211e" style:font-name="Calibri" fo:font-size="11.25pt" fo:letter-spacing="normal" fo:font-style="normal" fo:font-weight="bold" style:font-size-asian="12pt" style:font-weight-asian="bold" style:font-name-complex="Calibri" style:font-size-complex="12pt" style:font-weight-complex="bold"/>
    </style:style>
    <style:style style:name="T70" style:family="text">
      <style:text-properties fo:font-variant="normal" fo:text-transform="none" fo:color="#c9211e" style:font-name="Calibri" fo:letter-spacing="normal" fo:font-style="normal" fo:font-weight="normal" style:font-name-complex="Calibri"/>
    </style:style>
    <style:style style:name="T71" style:family="text">
      <style:text-properties fo:font-variant="normal" fo:text-transform="none" fo:color="#c9211e" style:font-name="Calibri" fo:letter-spacing="normal" fo:font-style="normal" fo:font-weight="normal" loext:padding="0cm" loext:border="none"/>
    </style:style>
    <style:style style:name="T72" style:family="text">
      <style:text-properties fo:font-variant="normal" fo:text-transform="none" fo:color="#c9211e" style:font-name="Calibri" fo:letter-spacing="normal" fo:font-style="normal" fo:font-weight="bold" style:font-weight-asian="bold" style:font-name-complex="Calibri" style:font-weight-complex="bold"/>
    </style:style>
    <style:style style:name="T73" style:family="text">
      <style:text-properties fo:font-variant="normal" fo:text-transform="none" fo:color="#c9211e" style:font-name="Calibri" fo:font-size="12pt" fo:letter-spacing="normal" fo:font-style="normal" fo:font-weight="normal" style:font-size-asian="12pt" style:font-name-complex="Calibri" style:font-size-complex="12pt"/>
    </style:style>
    <style:style style:name="T74" style:family="text">
      <style:text-properties fo:font-variant="normal" fo:text-transform="none" fo:color="#c9211e" style:font-name="Calibri" fo:font-size="12pt" fo:letter-spacing="normal" fo:font-style="normal" fo:font-weight="normal" style:font-size-asian="12pt" style:font-size-complex="12pt" loext:padding="0cm" loext:border="none"/>
    </style:style>
    <style:style style:name="T75" style:family="text">
      <style:text-properties fo:font-variant="normal" fo:text-transform="none" fo:color="#c9211e" style:font-name="Calibri" fo:font-size="12pt" fo:letter-spacing="normal" fo:font-style="normal" fo:font-weight="bold" style:font-size-asian="12pt" style:font-weight-asian="bold" style:font-name-complex="Calibri" style:font-size-complex="12pt" style:font-weight-complex="bold"/>
    </style:style>
    <style:style style:name="T76" style:family="text">
      <style:text-properties fo:font-variant="normal" fo:text-transform="none" fo:color="#c9211e" style:font-name="Calibri" fo:font-size="12pt" fo:letter-spacing="normal" fo:font-style="normal" fo:font-weight="bold" style:font-size-asian="12pt" style:font-weight-asian="bold" style:font-size-complex="12pt" style:font-weight-complex="bold"/>
    </style:style>
    <style:style style:name="T77" style:family="text">
      <style:text-properties fo:font-variant="normal" fo:text-transform="none" fo:color="#202124" style:font-name="Calibri" fo:font-size="12pt" fo:letter-spacing="normal" style:font-size-asian="12pt" style:font-name-complex="Calibri" style:font-size-complex="12pt"/>
    </style:style>
    <style:style style:name="T78" style:family="text">
      <style:text-properties fo:font-variant="normal" fo:text-transform="none" fo:color="#202124" style:font-name="Calibri" fo:font-size="12pt" fo:letter-spacing="normal" officeooo:rsid="0003c74b" style:font-size-asian="12pt" style:font-name-complex="Calibri" style:font-size-complex="12pt"/>
    </style:style>
    <style:style style:name="T79" style:family="text">
      <style:text-properties fo:font-variant="normal" fo:text-transform="none" fo:color="#202124" style:font-name="Calibri" fo:font-size="12pt" fo:letter-spacing="normal" officeooo:rsid="00092913" style:font-size-asian="12pt" style:font-name-complex="Calibri" style:font-size-complex="12pt"/>
    </style:style>
    <style:style style:name="T80" style:family="text">
      <style:text-properties fo:font-variant="normal" fo:text-transform="none" fo:color="#202124" style:font-name="Calibri" fo:font-size="12pt" fo:letter-spacing="normal" fo:font-style="normal" fo:font-weight="normal" officeooo:rsid="00092913" style:font-size-asian="12pt" style:font-name-complex="Calibri" style:font-size-complex="12pt"/>
    </style:style>
    <style:style style:name="T81" style:family="text">
      <style:text-properties fo:font-variant="normal" fo:text-transform="none" fo:color="#202124" style:font-name="Calibri" fo:font-size="12pt" fo:letter-spacing="normal" fo:font-style="normal" fo:font-weight="normal" officeooo:rsid="000b51e1" style:font-size-asian="12pt" style:font-name-complex="Calibri" style:font-size-complex="12pt"/>
    </style:style>
    <style:style style:name="T82" style:family="text">
      <style:text-properties fo:font-variant="normal" fo:text-transform="none" fo:color="#202124" style:font-name="arial" fo:font-size="12pt" fo:letter-spacing="normal" fo:font-style="normal" fo:font-weight="normal" style:font-size-asian="12pt" style:font-name-complex="Calibri" style:font-size-complex="12pt"/>
    </style:style>
    <style:style style:name="T83" style:family="text">
      <style:text-properties fo:font-variant="normal" fo:text-transform="none" fo:color="#202124" style:font-name="arial" fo:font-size="12pt" fo:letter-spacing="normal" fo:font-style="normal" fo:font-weight="normal" officeooo:rsid="0003c74b" style:font-size-asian="12pt" style:font-name-complex="Calibri" style:font-size-complex="12pt"/>
    </style:style>
    <style:style style:name="T84" style:family="text">
      <style:text-properties fo:font-variant="normal" fo:text-transform="none" fo:color="#202124" style:font-name="arial" fo:font-size="12pt" fo:letter-spacing="normal" fo:font-style="normal" fo:font-weight="normal" officeooo:rsid="00092913" style:font-size-asian="12pt" style:font-name-complex="Calibri" style:font-size-complex="12pt"/>
    </style:style>
    <style:style style:name="T85" style:family="text">
      <style:text-properties fo:font-variant="normal" fo:text-transform="none" fo:color="#202124" style:font-name="arial" fo:font-size="12pt" fo:letter-spacing="normal" fo:font-style="normal" fo:font-weight="normal" officeooo:rsid="000b51e1" style:font-size-asian="12pt" style:font-name-complex="Calibri" style:font-size-complex="12pt"/>
    </style:style>
    <style:style style:name="T86" style:family="text">
      <style:text-properties fo:font-variant="normal" fo:text-transform="none" fo:color="#202124" style:font-name="arial" fo:font-size="12pt" fo:letter-spacing="normal" fo:font-style="normal" fo:font-weight="normal" style:font-size-asian="12pt" style:font-name-complex="Calibri" style:font-size-complex="12pt" loext:padding="0cm" loext:border="none"/>
    </style:style>
    <style:style style:name="T87" style:family="text">
      <style:text-properties fo:font-variant="normal" fo:text-transform="none" fo:color="#202124" style:font-name="arial" fo:font-size="12pt" fo:letter-spacing="normal" fo:font-style="normal" fo:font-weight="bold" style:font-size-asian="12pt" style:font-name-complex="Calibri" style:font-size-complex="12pt"/>
    </style:style>
    <style:style style:name="T88" style:family="text">
      <style:text-properties fo:font-variant="normal" fo:text-transform="none" fo:color="#202124" fo:font-size="12pt" fo:letter-spacing="normal" fo:font-style="normal" fo:font-weight="normal" style:font-size-asian="12pt" style:font-name-complex="Calibri" style:font-size-complex="12pt"/>
    </style:style>
    <style:style style:name="T89" style:family="text">
      <style:text-properties fo:font-variant="normal" fo:text-transform="none" fo:color="#202124" fo:font-size="12pt" fo:letter-spacing="normal" fo:font-style="normal" fo:font-weight="normal" style:font-size-asian="12pt" style:font-name-complex="Calibri" style:font-size-complex="12pt" loext:padding="0cm" loext:border="none"/>
    </style:style>
    <style:style style:name="T90" style:family="text">
      <style:text-properties fo:font-variant="normal" fo:text-transform="none" fo:color="#202124" fo:font-size="12pt" fo:letter-spacing="normal" fo:font-style="normal" fo:font-weight="normal" officeooo:rsid="00092913" style:font-size-asian="12pt" style:font-name-complex="Calibri" style:font-size-complex="12pt"/>
    </style:style>
    <style:style style:name="T91" style:family="text">
      <style:text-properties fo:font-variant="normal" fo:text-transform="none" fo:color="#202124" fo:font-size="12pt" fo:letter-spacing="normal" fo:font-style="normal" fo:font-weight="normal" officeooo:rsid="000b51e1" style:font-size-asian="12pt" style:font-name-complex="Calibri" style:font-size-complex="12pt"/>
    </style:style>
    <style:style style:name="T92" style:family="text">
      <style:text-properties fo:font-variant="normal" fo:text-transform="none" fo:color="#202124" fo:font-size="12pt" fo:letter-spacing="normal" fo:font-style="normal" fo:font-weight="normal" officeooo:rsid="0003c74b" style:font-size-asian="12pt" style:font-name-complex="Calibri" style:font-size-complex="12pt"/>
    </style:style>
    <style:style style:name="T93" style:family="text">
      <style:text-properties fo:font-variant="normal" fo:text-transform="none" fo:color="#202124" fo:font-size="12pt" fo:letter-spacing="normal" fo:font-style="normal" fo:font-weight="bold" style:font-size-asian="12pt" style:font-name-complex="Calibri" style:font-size-complex="12pt"/>
    </style:style>
    <style:style style:name="T94" style:family="text">
      <style:text-properties fo:font-variant="normal" fo:text-transform="none" fo:color="#202124" fo:font-size="12pt" fo:letter-spacing="normal" style:font-size-asian="12pt" style:font-name-complex="Calibri" style:font-size-complex="12pt"/>
    </style:style>
    <style:style style:name="T95" style:family="text">
      <style:text-properties fo:font-variant="normal" fo:text-transform="none" fo:color="#202124" fo:font-size="12pt" fo:letter-spacing="normal" officeooo:rsid="00092913" style:font-size-asian="12pt" style:font-name-complex="Calibri" style:font-size-complex="12pt"/>
    </style:style>
    <style:style style:name="T96" style:family="text">
      <style:text-properties fo:font-variant="normal" fo:text-transform="none" fo:color="#202124" fo:font-size="12pt" fo:letter-spacing="normal" officeooo:rsid="0003c74b" style:font-size-asian="12pt" style:font-name-complex="Calibri" style:font-size-complex="12pt"/>
    </style:style>
    <style:style style:name="T97" style:family="text">
      <style:text-properties fo:font-variant="normal" fo:text-transform="none" fo:color="#202124" style:font-name="Calibri" fo:font-size="12pt" fo:letter-spacing="normal" fo:font-style="normal" fo:font-weight="normal" style:font-size-asian="12pt" style:font-name-complex="Calibri" style:font-size-complex="12pt"/>
    </style:style>
    <style:style style:name="T98" style:family="text">
      <style:text-properties fo:font-variant="normal" fo:text-transform="none" fo:color="#202124" style:font-name="Calibri" fo:font-size="12pt" fo:letter-spacing="normal" fo:font-style="normal" fo:font-weight="normal" style:font-size-asian="12pt" style:font-name-complex="Calibri" style:font-size-complex="12pt" loext:padding="0cm" loext:border="none"/>
    </style:style>
    <style:style style:name="T99" style:family="text">
      <style:text-properties fo:font-variant="normal" fo:text-transform="none" fo:color="#202124" style:font-name="Calibri" fo:font-size="12pt" fo:letter-spacing="normal" fo:font-style="normal" fo:font-weight="normal" officeooo:rsid="00092913" style:font-size-asian="12pt" style:font-name-complex="Calibri" style:font-size-complex="12pt"/>
    </style:style>
    <style:style style:name="T100" style:family="text">
      <style:text-properties fo:font-variant="normal" fo:text-transform="none" fo:color="#202124" style:font-name="Calibri" fo:font-size="12pt" fo:letter-spacing="normal" fo:font-style="normal" fo:font-weight="normal" officeooo:rsid="000b51e1" style:font-size-asian="12pt" style:font-name-complex="Calibri" style:font-size-complex="12pt"/>
    </style:style>
    <style:style style:name="T101" style:family="text">
      <style:text-properties fo:font-variant="normal" fo:text-transform="none" fo:color="#202124" style:font-name="Calibri" fo:font-size="12pt" fo:letter-spacing="normal" fo:font-style="normal" fo:font-weight="normal" officeooo:rsid="0003c74b" style:font-size-asian="12pt" style:font-name-complex="Calibri" style:font-size-complex="12pt"/>
    </style:style>
    <style:style style:name="T102" style:family="text">
      <style:text-properties fo:font-variant="normal" fo:text-transform="none" fo:color="#202124" style:font-name="Calibri" fo:font-size="12pt" fo:letter-spacing="normal" fo:font-style="normal" fo:font-weight="normal" officeooo:rsid="000c5333" style:font-size-asian="12pt" style:font-name-complex="Calibri" style:font-size-complex="12pt"/>
    </style:style>
    <style:style style:name="T103" style:family="text">
      <style:text-properties fo:font-variant="normal" fo:text-transform="none" fo:color="#202124" style:font-name="Calibri" fo:font-size="12pt" fo:letter-spacing="normal" fo:font-style="normal" fo:font-weight="bold" style:font-size-asian="12pt" style:font-name-complex="Calibri" style:font-size-complex="12pt"/>
    </style:style>
    <style:style style:name="T104" style:family="text">
      <style:text-properties fo:font-variant="normal" fo:text-transform="none" fo:color="#202124" style:font-name="Calibri" fo:font-size="12pt" fo:letter-spacing="normal" style:font-size-asian="12pt" style:font-name-complex="Calibri" style:font-size-complex="12pt"/>
    </style:style>
    <style:style style:name="T105" style:family="text">
      <style:text-properties fo:font-variant="normal" fo:text-transform="none" fo:color="#202124" style:font-name="Calibri" fo:font-size="12pt" fo:letter-spacing="normal" officeooo:rsid="00092913" style:font-size-asian="12pt" style:font-name-complex="Calibri" style:font-size-complex="12pt"/>
    </style:style>
    <style:style style:name="T106" style:family="text">
      <style:text-properties fo:font-variant="normal" fo:text-transform="none" fo:color="#202124" style:font-name="Calibri" fo:font-size="12pt" fo:letter-spacing="normal" officeooo:rsid="0003c74b" style:font-size-asian="12pt" style:font-name-complex="Calibri" style:font-size-complex="12pt"/>
    </style:style>
    <style:style style:name="T107" style:family="text">
      <style:text-properties fo:font-variant="normal" fo:text-transform="none" fo:color="#202124" style:font-name="Calibri" fo:letter-spacing="normal" fo:font-style="normal" fo:font-weight="normal" style:font-name-complex="Calibri"/>
    </style:style>
    <style:style style:name="T108" style:family="text">
      <style:text-properties fo:font-variant="normal" fo:text-transform="none" fo:color="#202124" style:font-name="Calibri" fo:letter-spacing="normal" fo:font-style="normal" fo:font-weight="normal" style:font-name-complex="Calibri" loext:padding="0cm" loext:border="none"/>
    </style:style>
    <style:style style:name="T109" style:family="text">
      <style:text-properties fo:font-variant="normal" fo:text-transform="none" fo:color="#202124" style:font-name="Calibri" fo:letter-spacing="normal" fo:font-style="normal" fo:font-weight="normal" officeooo:rsid="00092913" style:font-name-complex="Calibri"/>
    </style:style>
    <style:style style:name="T110" style:family="text">
      <style:text-properties fo:font-variant="normal" fo:text-transform="none" fo:color="#202124" style:font-name="Calibri" fo:letter-spacing="normal" fo:font-style="normal" fo:font-weight="normal" officeooo:rsid="000b51e1" style:font-name-complex="Calibri"/>
    </style:style>
    <style:style style:name="T111" style:family="text">
      <style:text-properties fo:font-variant="normal" fo:text-transform="none" fo:color="#202124" style:font-name="Calibri" fo:letter-spacing="normal" fo:font-style="normal" fo:font-weight="normal" officeooo:rsid="0003c74b" style:font-name-complex="Calibri"/>
    </style:style>
    <style:style style:name="T112" style:family="text">
      <style:text-properties fo:font-variant="normal" fo:text-transform="none" fo:color="#202124" style:font-name="Calibri" fo:letter-spacing="normal" fo:font-style="normal" fo:font-weight="bold" style:font-name-complex="Calibri"/>
    </style:style>
    <style:style style:name="T113" style:family="text">
      <style:text-properties fo:font-variant="normal" fo:text-transform="none" fo:color="#202124" style:font-name="Calibri" fo:letter-spacing="normal" style:font-name-complex="Calibri"/>
    </style:style>
    <style:style style:name="T114" style:family="text">
      <style:text-properties fo:font-variant="normal" fo:text-transform="none" fo:color="#202124" style:font-name="Calibri" fo:letter-spacing="normal" officeooo:rsid="00092913" style:font-name-complex="Calibri"/>
    </style:style>
    <style:style style:name="T115" style:family="text">
      <style:text-properties fo:font-variant="normal" fo:text-transform="none" fo:color="#202124" style:font-name="Calibri" fo:letter-spacing="normal" officeooo:rsid="0003c74b" style:font-name-complex="Calibri"/>
    </style:style>
    <style:style style:name="T116" style:family="text">
      <style:text-properties fo:font-variant="normal" fo:text-transform="none" fo:color="#000000" style:font-name="Calibri" fo:font-size="12pt" fo:letter-spacing="normal" style:font-size-asian="12pt" style:font-name-complex="Calibri" style:font-size-complex="12pt"/>
    </style:style>
    <style:style style:name="T117" style:family="text">
      <style:text-properties fo:font-variant="normal" fo:text-transform="none" fo:color="#000000" style:font-name="Libre Franklin" fo:font-size="11.25pt" fo:letter-spacing="normal" fo:font-style="normal" fo:font-weight="normal" style:font-size-asian="12pt" style:font-name-complex="Calibri" style:font-size-complex="12pt"/>
    </style:style>
    <style:style style:name="T118" style:family="text">
      <style:text-properties fo:font-variant="normal" fo:text-transform="none" fo:color="#000000" style:font-name="Libre Franklin" fo:font-size="11.25pt" fo:letter-spacing="normal" fo:font-style="normal" fo:font-weight="normal" style:font-size-asian="12pt" style:font-name-complex="Calibri" style:font-size-complex="12pt" loext:padding="0cm" loext:border="none"/>
    </style:style>
    <style:style style:name="T119" style:family="text">
      <style:text-properties fo:font-variant="normal" fo:text-transform="none" fo:color="#000000" style:font-name="Libre Franklin" fo:font-size="11.25pt" fo:letter-spacing="normal" fo:font-style="normal" fo:font-weight="normal" officeooo:rsid="0007c9de" style:font-size-asian="12pt" style:font-name-complex="Calibri" style:font-size-complex="12pt"/>
    </style:style>
    <style:style style:name="T120" style:family="text">
      <style:text-properties fo:font-variant="normal" fo:text-transform="none" fo:color="#000000" fo:font-size="11.25pt" fo:letter-spacing="normal" fo:font-style="normal" fo:font-weight="normal" style:font-size-asian="12pt" style:font-name-complex="Calibri" style:font-size-complex="12pt"/>
    </style:style>
    <style:style style:name="T121" style:family="text">
      <style:text-properties fo:font-variant="normal" fo:text-transform="none" fo:color="#000000" fo:font-size="11.25pt" fo:letter-spacing="normal" fo:font-style="normal" fo:font-weight="normal" officeooo:rsid="0007c9de" style:font-size-asian="12pt" style:font-name-complex="Calibri" style:font-size-complex="12pt"/>
    </style:style>
    <style:style style:name="T122" style:family="text">
      <style:text-properties fo:font-variant="normal" fo:text-transform="none" fo:color="#000000" fo:font-size="11.25pt" fo:letter-spacing="normal" fo:font-style="normal" fo:font-weight="normal" style:font-size-asian="12pt" style:font-name-complex="Calibri" style:font-size-complex="12pt" loext:padding="0cm" loext:border="none"/>
    </style:style>
    <style:style style:name="T123" style:family="text">
      <style:text-properties fo:font-variant="normal" fo:text-transform="none" fo:color="#000000" fo:font-size="12pt" fo:letter-spacing="normal" style:font-size-asian="12pt" style:font-name-complex="Calibri" style:font-size-complex="12pt"/>
    </style:style>
    <style:style style:name="T124" style:family="text">
      <style:text-properties fo:font-variant="normal" fo:text-transform="none" fo:color="#000000" style:font-name="Calibri" fo:font-size="11.25pt" fo:letter-spacing="normal" fo:font-style="normal" fo:font-weight="normal" style:font-size-asian="12pt" style:font-name-complex="Calibri" style:font-size-complex="12pt"/>
    </style:style>
    <style:style style:name="T125" style:family="text">
      <style:text-properties fo:font-variant="normal" fo:text-transform="none" fo:color="#000000" style:font-name="Calibri" fo:font-size="11.25pt" fo:letter-spacing="normal" fo:font-style="normal" fo:font-weight="normal" officeooo:rsid="0007c9de" style:font-size-asian="12pt" style:font-name-complex="Calibri" style:font-size-complex="12pt"/>
    </style:style>
    <style:style style:name="T126" style:family="text">
      <style:text-properties fo:font-variant="normal" fo:text-transform="none" fo:color="#000000" style:font-name="Calibri" fo:font-size="11.25pt" fo:letter-spacing="normal" fo:font-style="normal" fo:font-weight="normal" style:font-size-asian="12pt" style:font-name-complex="Calibri" style:font-size-complex="12pt" loext:padding="0cm" loext:border="none"/>
    </style:style>
    <style:style style:name="T127" style:family="text">
      <style:text-properties fo:font-variant="normal" fo:text-transform="none" fo:color="#000000" style:font-name="Calibri" fo:font-size="12pt" fo:letter-spacing="normal" style:font-size-asian="12pt" style:font-name-complex="Calibri" style:font-size-complex="12pt"/>
    </style:style>
    <style:style style:name="T128" style:family="text">
      <style:text-properties fo:font-variant="normal" fo:text-transform="none" fo:color="#000000" style:font-name="Calibri" fo:font-size="12pt" fo:letter-spacing="normal" fo:font-style="normal" fo:font-weight="normal" style:font-size-asian="12pt" style:font-name-complex="Calibri" style:font-size-complex="12pt"/>
    </style:style>
    <style:style style:name="T129" style:family="text">
      <style:text-properties fo:font-variant="normal" fo:text-transform="none" fo:color="#000000" style:font-name="Calibri" fo:font-size="12pt" fo:letter-spacing="normal" fo:font-style="normal" fo:font-weight="normal" officeooo:rsid="0007c9de" style:font-size-asian="12pt" style:font-name-complex="Calibri" style:font-size-complex="12pt"/>
    </style:style>
    <style:style style:name="T130" style:family="text">
      <style:text-properties fo:font-variant="normal" fo:text-transform="none" fo:color="#000000" style:font-name="Calibri" fo:font-size="12pt" fo:letter-spacing="normal" fo:font-style="normal" fo:font-weight="normal" style:font-size-asian="12pt" style:font-name-complex="Calibri" style:font-size-complex="12pt" loext:padding="0cm" loext:border="none"/>
    </style:style>
    <style:style style:name="T131" style:family="text">
      <style:text-properties fo:font-variant="normal" fo:text-transform="none" fo:color="#000000" style:font-name="Calibri" fo:letter-spacing="normal" fo:font-style="normal" fo:font-weight="normal" style:font-name-complex="Calibri"/>
    </style:style>
    <style:style style:name="T132" style:family="text">
      <style:text-properties fo:font-variant="normal" fo:text-transform="none" fo:color="#000000" style:font-name="Calibri" fo:letter-spacing="normal" fo:font-style="normal" fo:font-weight="normal" officeooo:rsid="0007c9de" style:font-name-complex="Calibri"/>
    </style:style>
    <style:style style:name="T133" style:family="text">
      <style:text-properties fo:font-variant="normal" fo:text-transform="none" fo:color="#000000" style:font-name="Calibri" fo:letter-spacing="normal" fo:font-style="normal" fo:font-weight="normal" style:font-name-complex="Calibri" loext:padding="0cm" loext:border="none"/>
    </style:style>
    <style:style style:name="T134" style:family="text">
      <style:text-properties fo:font-variant="normal" fo:text-transform="none" fo:color="#000000" style:font-name="Calibri" fo:letter-spacing="normal" style:font-name-complex="Calibri"/>
    </style:style>
    <style:style style:name="T135" style:family="text">
      <style:text-properties fo:font-size="12pt" fo:font-weight="bold" style:font-size-asian="12pt" style:font-weight-asian="bold" style:font-name-complex="Calibri" style:font-size-complex="12pt"/>
    </style:style>
    <style:style style:name="T136" style:family="text">
      <style:text-properties fo:font-size="12pt" style:font-size-asian="12pt" style:font-name-complex="Calibri" style:font-size-complex="12pt"/>
    </style:style>
    <style:style style:name="T137" style:family="text">
      <style:text-properties fo:font-size="12pt" officeooo:rsid="00092913" style:font-size-asian="12pt" style:font-name-complex="Calibri" style:font-size-complex="12pt"/>
    </style:style>
    <style:style style:name="T138" style:family="text">
      <style:text-properties fo:font-size="12pt" officeooo:rsid="0007c9de" style:font-size-asian="12pt" style:font-name-complex="Calibri" style:font-size-complex="12pt"/>
    </style:style>
    <style:style style:name="T139" style:family="text">
      <style:text-properties fo:font-size="12pt" officeooo:rsid="00029b2c" style:font-size-asian="12pt" style:font-name-complex="Calibri" style:font-size-complex="12pt"/>
    </style:style>
    <style:style style:name="T140" style:family="text">
      <style:text-properties fo:font-size="12pt" officeooo:rsid="0003c74b" style:font-size-asian="12pt" style:font-name-complex="Calibri" style:font-size-complex="12pt"/>
    </style:style>
    <style:style style:name="T141" style:family="text">
      <style:text-properties fo:font-size="12pt" officeooo:rsid="000f9049" style:font-size-asian="12pt" style:font-name-complex="Calibri2" style:font-size-complex="12pt"/>
    </style:style>
    <style:style style:name="T142" style:family="text">
      <style:text-properties fo:font-size="12pt" officeooo:rsid="0010083d" style:font-size-asian="12pt" style:font-name-complex="Calibri2" style:font-size-complex="12pt"/>
    </style:style>
    <style:style style:name="T143" style:family="text">
      <style:text-properties style:font-name="Calibri1" fo:font-size="12pt" officeooo:rsid="000f9049" style:font-size-asian="12pt" style:font-name-complex="Calibri2" style:font-size-complex="12pt"/>
    </style:style>
    <style:style style:name="T144" style:family="text">
      <style:text-properties style:font-name="Calibri1" fo:font-size="12pt" officeooo:rsid="0010083d" style:font-size-asian="12pt" style:font-name-complex="Calibri2" style:font-size-complex="12pt"/>
    </style:style>
    <style:style style:name="T145" style:family="text">
      <style:text-properties fo:font-size="22pt" fo:font-weight="bold" style:font-size-asian="22pt" style:font-weight-asian="bold" style:font-name-complex="Calibri" style:font-size-complex="22pt"/>
    </style:style>
    <style:style style:name="T146" style:family="text">
      <style:text-properties style:font-name="Calibri" fo:font-size="12pt" fo:font-weight="bold" style:font-size-asian="12pt" style:font-weight-asian="bold" style:font-name-complex="Calibri" style:font-size-complex="12pt"/>
    </style:style>
    <style:style style:name="T147" style:family="text">
      <style:text-properties style:font-name="Calibri" fo:font-size="12pt" style:font-size-asian="12pt" style:font-name-complex="Calibri" style:font-size-complex="12pt"/>
    </style:style>
    <style:style style:name="T148" style:family="text">
      <style:text-properties style:font-name="Calibri" fo:font-size="12pt" officeooo:rsid="00092913" style:font-size-asian="12pt" style:font-name-complex="Calibri" style:font-size-complex="12pt"/>
    </style:style>
    <style:style style:name="T149" style:family="text">
      <style:text-properties style:font-name="Calibri" fo:font-size="12pt" officeooo:rsid="0007c9de" style:font-size-asian="12pt" style:font-name-complex="Calibri" style:font-size-complex="12pt"/>
    </style:style>
    <style:style style:name="T150" style:family="text">
      <style:text-properties style:font-name="Calibri" fo:font-size="12pt" officeooo:rsid="00029b2c" style:font-size-asian="12pt" style:font-name-complex="Calibri" style:font-size-complex="12pt"/>
    </style:style>
    <style:style style:name="T151" style:family="text">
      <style:text-properties style:font-name="Calibri" fo:font-size="12pt" officeooo:rsid="0003c74b" style:font-size-asian="12pt" style:font-name-complex="Calibri" style:font-size-complex="12pt"/>
    </style:style>
    <style:style style:name="T152" style:family="text">
      <style:text-properties style:font-name="Calibri" fo:font-size="12pt" officeooo:rsid="000f9049" style:font-size-asian="12pt" style:font-name-complex="Calibri2" style:font-size-complex="12pt"/>
    </style:style>
    <style:style style:name="T153" style:family="text">
      <style:text-properties style:font-name="Calibri" fo:font-size="12pt" officeooo:rsid="0010083d" style:font-size-asian="12pt" style:font-name-complex="Calibri2" style:font-size-complex="12pt"/>
    </style:style>
    <style:style style:name="T154" style:family="text">
      <style:text-properties style:font-name="Calibri" fo:font-size="22pt" fo:font-weight="bold" style:font-size-asian="22pt" style:font-weight-asian="bold" style:font-name-complex="Calibri" style:font-size-complex="22pt"/>
    </style:style>
    <style:style style:name="T155" style:family="text">
      <style:text-properties style:font-name="Calibri" fo:font-weight="bold" style:font-weight-asian="bold" style:font-name-complex="Calibri"/>
    </style:style>
    <style:style style:name="T156" style:family="text">
      <style:text-properties style:font-name="Calibri" style:font-name-complex="Calibri"/>
    </style:style>
    <style:style style:name="T157" style:family="text">
      <style:text-properties style:font-name="Calibri" officeooo:rsid="00092913" style:font-name-complex="Calibri"/>
    </style:style>
    <style:style style:name="T158" style:family="text">
      <style:text-properties style:font-name="Calibri" officeooo:rsid="0007c9de" style:font-name-complex="Calibri"/>
    </style:style>
    <style:style style:name="T159" style:family="text">
      <style:text-properties style:font-name="Calibri" officeooo:rsid="00029b2c" style:font-name-complex="Calibri"/>
    </style:style>
    <style:style style:name="T160" style:family="text">
      <style:text-properties style:font-name="Calibri" officeooo:rsid="0003c74b" style:font-name-complex="Calibri"/>
    </style:style>
    <style:style style:name="T161" style:family="text">
      <style:text-properties style:font-name="Calibri" officeooo:rsid="000f9049" style:font-name-complex="Calibri2"/>
    </style:style>
    <style:style style:name="T162" style:family="text">
      <style:text-properties style:font-name="Calibri" officeooo:rsid="0010083d" style:font-name-complex="Calibri2"/>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Default_20_Paragraph_20_Font"><text:span text:style-name="T1">References:</text:span></text:span></text:p>
      <text:list xml:id="list3330393386" text:style-name="WWNum1">
        <text:list-item text:start-value="1">
          <text:p text:style-name="P22"><text:span text:style-name="Default_20_Paragraph_20_Font"><text:span text:style-name="T2">Starbucks Wiki Page: </text:span></text:span><text:a xlink:type="simple" xlink:href="https://en.wikipedia.org/wiki/Starbucks" office:target-frame-name="_top" xlink:show="replace" text:style-name="Internet_20_link" text:visited-style-name="Visited_20_Internet_20_Link"><text:span text:style-name="Default_20_Paragraph_20_Font">https://en.wikipedia.org/wiki/Starbucks</text:span></text:a><text:span text:style-name="Default_20_Paragraph_20_Font"><text:span text:style-name="T11"><text:line-break/></text:span></text:span></text:p>
        </text:list-item>
        <text:list-item>
          <text:p text:style-name="P17"><text:span text:style-name="Default_20_Paragraph_20_Font"><text:span text:style-name="T2">Starbucks in India Wiki Page: </text:span></text:span><text:a xlink:type="simple" xlink:href="https://en.wikipedia.org/wiki/Tata_Starbucks" office:target-frame-name="_top" xlink:show="replace" text:style-name="Internet_20_link" text:visited-style-name="Visited_20_Internet_20_Link"><text:span text:style-name="Default_20_Paragraph_20_Font">https://en.wikipedia.org/wiki/Tata_Starbucks</text:span></text:a><text:span text:style-name="Default_20_Paragraph_20_Font"><text:span text:style-name="T11"><text:line-break/></text:span></text:span></text:p>
        </text:list-item>
        <text:list-item>
          <text:p text:style-name="P24"><text:span text:style-name="Default_20_Paragraph_20_Font"><text:span text:style-name="T2">Interviews and news articles:<text:tab/></text:span></text:span></text:p>
        </text:list-item>
      </text:list>
      <text:list xml:id="list775269506" text:style-name="WWNum4">
        <text:list-item>
          <text:list>
            <text:list-item>
              <text:p text:style-name="P18"><text:a xlink:type="simple" xlink:href="http://everythingexperiential.businessworld.in/article/We-need-to-look-at-marketing-as-an-experience-rather-than-a-transaction-Deepa-Krishnan-Starbucks-India/05-03-2020-185596/" office:target-frame-name="_top" xlink:show="replace" text:style-name="Internet_20_link" text:visited-style-name="Visited_20_Internet_20_Link"><text:span text:style-name="Internet_20_link"><text:span text:style-name="T2">http://everythingexperiential.businessworld.in/article/We-need-to-look-at-marketing-as-an-experience-rather-than-a-transaction-Deepa-Krishnan-Starbucks-India/05-03-2020-185596/</text:span></text:span></text:a><text:span text:style-name="Default_20_Paragraph_20_Font"><text:span text:style-name="T2"> (March 2020)</text:span></text:span></text:p>
            </text:list-item>
            <text:list-item>
              <text:p text:style-name="P18"><text:a xlink:type="simple" xlink:href="https://www.indiatoday.in/education-today/featurephilia/story/meet-starbucks-marketing-brain-growth-india-963235-2017-03-01" office:target-frame-name="_top" xlink:show="replace" text:style-name="Internet_20_link" text:visited-style-name="Visited_20_Internet_20_Link"><text:span text:style-name="Internet_20_link"><text:span text:style-name="T2">https://www.indiatoday.in/education-today/featurephilia/story/meet-starbucks-marketing-brain-growth-india-963235-2017-03-01</text:span></text:span></text:a><text:span text:style-name="Default_20_Paragraph_20_Font"><text:span text:style-name="T2"> (January 2018)</text:span></text:span></text:p>
            </text:list-item>
            <text:list-item>
              <text:p text:style-name="P18"><text:a xlink:type="simple" xlink:href="https://brandequity.economictimes.indiatimes.com/news/marketing/for-starbucks-india-it-is-all-about-creating-the-third-place-experience/56140266" office:target-frame-name="_top" xlink:show="replace" text:style-name="Internet_20_link" text:visited-style-name="Visited_20_Internet_20_Link"><text:span text:style-name="Internet_20_link"><text:span text:style-name="T2">https://brandequity.economictimes.indiatimes.com/news/marketing/for-starbucks-india-it-is-all-about-creating-the-third-place-experience/56140266</text:span></text:span></text:a><text:span text:style-name="Default_20_Paragraph_20_Font"><text:span text:style-name="T2"> (December 2016)</text:span></text:span></text:p>
            </text:list-item>
          </text:list>
        </text:list-item>
      </text:list>
      <text:list xml:id="list192049908026501" text:style-name="WWNum1">
        <text:list-item text:start-value="1">
          <text:p text:style-name="P22"><text:a xlink:type="simple" xlink:href="https://stories.starbucks.com/stories/2012/starbucks-announces-beverage-innovation-using-green-coffee-extract-with-sta/" office:target-frame-name="_top" xlink:show="replace" text:style-name="Internet_20_link" text:visited-style-name="Visited_20_Internet_20_Link"><text:span text:style-name="Default_20_Paragraph_20_Font">https://stories.starbucks.com/stories/2012/starbucks-announces-beverage-innovation-using-green-coffee-extract-with-sta/</text:span></text:a><text:span text:style-name="Default_20_Paragraph_20_Font"><text:span text:style-name="T11"><text:line-break/></text:span></text:span></text:p>
        </text:list-item>
        <text:list-item>
          <text:p text:style-name="P17"><text:span text:style-name="Default_20_Paragraph_20_Font"><text:span text:style-name="T2">Starbucks India menu (without prices): </text:span></text:span><text:a xlink:type="simple" xlink:href="https://www.starbucks.in/menu-list" office:target-frame-name="_top" xlink:show="replace" text:style-name="Internet_20_link" text:visited-style-name="Visited_20_Internet_20_Link"><text:span text:style-name="Default_20_Paragraph_20_Font">https://www.starbucks.in/menu-list</text:span></text:a><text:span text:style-name="Default_20_Paragraph_20_Font"><text:span text:style-name="T11"><text:line-break/></text:span></text:span></text:p>
        </text:list-item>
        <text:list-item>
          <text:p text:style-name="P17"><text:span text:style-name="Default_20_Paragraph_20_Font"><text:span text:style-name="T2">Starbucks CP, New Delhi menu: </text:span></text:span><text:a xlink:type="simple" xlink:href="https://magicpin.in/New-Delhi/Connaught-Place-(Cp)/Restaurant/Starbucks/store/1217/menu/" office:target-frame-name="_top" xlink:show="replace" text:style-name="Internet_20_link" text:visited-style-name="Visited_20_Internet_20_Link"><text:span text:style-name="Default_20_Paragraph_20_Font">https://magicpin.in/New-Delhi/Connaught-Place-(Cp)/Restaurant/Starbucks/store/1217/menu/</text:span></text:a><text:span text:style-name="Default_20_Paragraph_20_Font"><text:span text:style-name="T11"><text:line-break/></text:span></text:span></text:p>
        </text:list-item>
        <text:list-item>
          <text:p text:style-name="P17"><text:span text:style-name="Default_20_Paragraph_20_Font"><text:span text:style-name="T2">Starbucks Corporation’s Marketing Mix (4Ps) Analysis (2019): </text:span></text:span><text:a xlink:type="simple" xlink:href="http://panmore.com/starbucks-coffee-marketing-mix-4ps-analysis" office:target-frame-name="_top" xlink:show="replace" text:style-name="Internet_20_link" text:visited-style-name="Visited_20_Internet_20_Link"><text:span text:style-name="Default_20_Paragraph_20_Font">http://panmore.com/starbucks-coffee-marketing-mix-4ps-analysis</text:span></text:a><text:span text:style-name="Default_20_Paragraph_20_Font"><text:span text:style-name="T11"><text:line-break/></text:span></text:span></text:p>
        </text:list-item>
        <text:list-item>
          <text:p text:style-name="P17"><text:span text:style-name="Default_20_Paragraph_20_Font"><text:span text:style-name="T2">Starbucks India Marketing Strategy (2016): </text:span></text:span><text:a xlink:type="simple" xlink:href="https://www.slideshare.net/Rjrockzcool/starbucks-india-marketing-strategy" office:target-frame-name="_top" xlink:show="replace" text:style-name="Internet_20_link" text:visited-style-name="Visited_20_Internet_20_Link"><text:span text:style-name="Internet_20_link"><text:span text:style-name="T2">https://www.slideshare.net/Rjrockzcool/starbucks-india-marketing-strategy</text:span></text:span></text:a><text:span text:style-name="Default_20_Paragraph_20_Font"><text:span text:style-name="T2"> <text:line-break/></text:span></text:span></text:p>
        </text:list-item>
        <text:list-item>
          <text:p text:style-name="P17"><text:span text:style-name="Default_20_Paragraph_20_Font"><text:span text:style-name="T2">Entry of Starbucks in Indian Market (2016): </text:span></text:span><text:a xlink:type="simple" xlink:href="https://www.researchgate.net/publication/316600552_Case_Study-_Entry_of_Starbucks_in_Indian_Market" office:target-frame-name="_top" xlink:show="replace" text:style-name="Internet_20_link" text:visited-style-name="Visited_20_Internet_20_Link"><text:span text:style-name="Internet_20_link"><text:span text:style-name="T2">https://www.researchgate.net/publication/316600552_Case_Study-_Entry_of_Starbucks_in_Indian_Market</text:span></text:span></text:a><text:span text:style-name="Default_20_Paragraph_20_Font"><text:span text:style-name="T11"><text:line-break/></text:span></text:span></text:p>
        </text:list-item>
        <text:list-item>
          <text:p text:style-name="P17"><text:span text:style-name="Default_20_Paragraph_20_Font"><text:span text:style-name="T2">Starbucks Marketing Analysis (2015): </text:span></text:span><text:a xlink:type="simple" xlink:href="https://www.semanticscholar.org/paper/Starbucks-Marketing-Analysis-Katerina/1d21b5743764f3196cddcb95925059695dad6eeb" office:target-frame-name="_top" xlink:show="replace" text:style-name="Internet_20_link" text:visited-style-name="Visited_20_Internet_20_Link"><text:span text:style-name="Internet_20_link"><text:span text:style-name="T2">https://www.semanticscholar.org/paper/Starbucks-Marketing-Analysis-Katerina/1d21b5743764f3196cddcb95925059695dad6eeb</text:span></text:span></text:a><text:span text:style-name="Default_20_Paragraph_20_Font"><text:span text:style-name="T11"><text:line-break/></text:span></text:span></text:p>
        </text:list-item>
        <text:list-item>
          <text:p text:style-name="P17"><text:span text:style-name="Default_20_Paragraph_20_Font"><text:span text:style-name="T2">Strategic Marketing: A Case Study of Starbucks (2015): </text:span></text:span><text:a xlink:type="simple" xlink:href="https://www.slideshare.net/YeeJieNg/bumkt6923grouppresentation" office:target-frame-name="_top" xlink:show="replace" text:style-name="Internet_20_link" text:visited-style-name="Visited_20_Internet_20_Link"><text:span text:style-name="Internet_20_link"><text:span text:style-name="T2">https://www.slideshare.net/YeeJieNg/bumkt6923grouppresentation</text:span></text:span></text:a><text:span text:style-name="Default_20_Paragraph_20_Font"><text:span text:style-name="T11"><text:line-break/></text:span></text:span></text:p>
        </text:list-item>
        <text:list-item>
          <text:p text:style-name="P17"><text:span text:style-name="Default_20_Paragraph_20_Font"><text:span text:style-name="T2">Strategic Analysis of Starbucks Corporation (2014): </text:span></text:span><text:a xlink:type="simple" xlink:href="https://scholar.harvard.edu/files/nithingeereddy/files/starbucks_case_analysis.pdf" office:target-frame-name="_top" xlink:show="replace" text:style-name="Internet_20_link" text:visited-style-name="Visited_20_Internet_20_Link"><text:span text:style-name="Internet_20_link"><text:span text:style-name="T2">https://scholar.harvard.edu/files/nithingeereddy/files/starbucks_case_analysis.pdf</text:span></text:span></text:a><text:span text:style-name="Default_20_Paragraph_20_Font"><text:span text:style-name="T11"><text:line-break/></text:span></text:span></text:p>
        </text:list-item>
        <text:list-item>
          <text:p text:style-name="P17"><text:span text:style-name="Default_20_Paragraph_20_Font"><text:span text:style-name="T2">Other links:</text:span></text:span></text:p>
        </text:list-item>
      </text:list>
      <text:list xml:id="list1099877777" text:style-name="WWNum3">
        <text:list-item>
          <text:p text:style-name="P6"><text:a xlink:type="simple" xlink:href="http://science.knote.com/2014/10/28/starbucks-productivity-secrets/" office:target-frame-name="_top" xlink:show="replace" text:style-name="Internet_20_link" text:visited-style-name="Visited_20_Internet_20_Link"><text:span text:style-name="Default_20_Paragraph_20_Font"><text:span text:style-name="T11">http://science.knote.com/2014/10/28/starbucks-productivity-secrets/</text:span></text:span></text:a></text:p>
        </text:list-item>
        <text:list-item>
          <text:p text:style-name="P7"><text:a xlink:type="simple" xlink:href="http://panmore.com/starbucks-coffee-operations-management-10-decisions-areas-productivity" office:target-frame-name="_top" xlink:show="replace" text:style-name="Internet_20_link" text:visited-style-name="Visited_20_Internet_20_Link"><text:span text:style-name="Default_20_Paragraph_20_Font"><text:span text:style-name="T11">http://panmore.com/starbucks-coffee-operations-management-10-decisions-areas-productivity</text:span></text:span></text:a></text:p>
        </text:list-item>
        <text:list-item>
          <text:p text:style-name="P7"><text:a xlink:type="simple" xlink:href="https://www.businessinsider.in/retail/5-ways-Starbucks-entices-you-to-spend-more-money/articleshow/46239542.cms" office:target-frame-name="_top" xlink:show="replace" text:style-name="Internet_20_link" text:visited-style-name="Visited_20_Internet_20_Link"><text:span text:style-name="Default_20_Paragraph_20_Font"><text:span text:style-name="T11">https://www.businessinsider.in/retail/5-ways-Starbucks-entices-you-to-spend-more-money/articleshow/46239542.cms</text:span></text:span></text:a><text:span text:style-name="Default_20_Paragraph_20_Font"><text:span text:style-name="T2"> <text:s/></text:span></text:span></text:p>
        </text:list-item>
        <text:list-item>
          <text:p text:style-name="P7"><text:soft-page-break/><text:a xlink:type="simple" xlink:href="https://www.business-standard.com/article/companies/starbucks-steps-up-its-india-game-116020301281_1.html" office:target-frame-name="_top" xlink:show="replace" text:style-name="Internet_20_link" text:visited-style-name="Visited_20_Internet_20_Link"><text:span text:style-name="Default_20_Paragraph_20_Font"><text:span text:style-name="T11">https://www.business-standard.com/article/companies/starbucks-steps-up-its-india-game-116020301281_1.html</text:span></text:span></text:a></text:p>
        </text:list-item>
      </text:list>
      <text:p text:style-name="P1"><text:span text:style-name="Default_20_Paragraph_20_Font"><text:span text:style-name="T3">Questions on Product</text:span></text:span></text:p>
      <text:p text:style-name="P26"><text:span text:style-name="Default_20_Paragraph_20_Font"><text:span text:style-name="T3">Q1:</text:span></text:span><text:span text:style-name="Default_20_Paragraph_20_Font"><text:span text:style-name="T4"> What is the core product of Starbucks?</text:span></text:span></text:p>
      <text:p text:style-name="P14"><text:span text:style-name="Default_20_Paragraph_20_Font"><text:span text:style-name="T3">A1:</text:span></text:span><text:span text:style-name="Default_20_Paragraph_20_Font"><text:span text:style-name="T4"> </text:span></text:span><text:span text:style-name="Default_20_Paragraph_20_Font"><text:span text:style-name="T56">The Starbucks cult / community i.e the whole coffee house experience</text:span></text:span><text:span text:style-name="Default_20_Paragraph_20_Font"><text:span text:style-name="T152"> </text:span></text:span></text:p>
      <text:p text:style-name="P26"><text:span text:style-name="Default_20_Paragraph_20_Font"><text:span text:style-name="T3">Q2:</text:span></text:span><text:span text:style-name="Default_20_Paragraph_20_Font"><text:span text:style-name="T4"> What are the actual and augmented products of Starbucks?</text:span></text:span></text:p>
      <text:p text:style-name="P14"><text:span text:style-name="Default_20_Paragraph_20_Font"><text:span text:style-name="T3">A2:</text:span></text:span><text:span text:style-name="Default_20_Paragraph_20_Font"><text:span text:style-name="T4"> </text:span></text:span><text:span text:style-name="Default_20_Paragraph_20_Font"><text:span text:style-name="T57">ctual : Premium Coffees , Packaged coffee and Starbucks Merchandize , </text:span></text:span></text:p>
      <text:p text:style-name="P14"><text:span text:style-name="Default_20_Paragraph_20_Font"><text:span text:style-name="T57"><text:s text:c="6"/>Augmented : Free Wifi , Starbucks branded Credit Cards .</text:span></text:span><text:span text:style-name="Default_20_Paragraph_20_Font"><text:span text:style-name="T153"> </text:span></text:span></text:p>
      <text:p text:style-name="P26"><text:span text:style-name="Default_20_Paragraph_20_Font"><text:span text:style-name="T3">Q3:</text:span></text:span><text:span text:style-name="Default_20_Paragraph_20_Font"><text:span text:style-name="T4"> What are the various product categories offered by Starbucks?</text:span></text:span></text:p>
      <text:p text:style-name="P14"><text:span text:style-name="Default_20_Paragraph_20_Font"><text:span text:style-name="T3">A3:</text:span></text:span><text:span text:style-name="Default_20_Paragraph_20_Font"><text:span text:style-name="T4"> </text:span></text:span><text:span text:style-name="Default_20_Paragraph_20_Font"><text:span text:style-name="T60">hus, the product categories in which Starbucks deals are:</text:span></text:span></text:p>
      <text:list xml:id="list657966524" text:style-name="L2">
        <text:list-item>
          <text:p text:style-name="P31">Coffee.</text:p>
        </text:list-item>
        <text:list-item>
          <text:p text:style-name="P31">Tea.</text:p>
        </text:list-item>
        <text:list-item>
          <text:p text:style-name="P31">Baked Goods.</text:p>
        </text:list-item>
        <text:list-item>
          <text:p text:style-name="P31">Frappuccino.</text:p>
        </text:list-item>
        <text:list-item>
          <text:p text:style-name="P31">Smoothies.</text:p>
        </text:list-item>
        <text:list-item>
          <text:p text:style-name="P31">Starbucks Merchandise (Mugs, Instant coffee etc)</text:p>
        </text:list-item>
      </text:list>
      <text:p text:style-name="P14"><text:span text:style-name="Default_20_Paragraph_20_Font"><text:span text:style-name="T98">Other food items and beverages.</text:span></text:span></text:p>
      <text:p text:style-name="P26"><text:span text:style-name="Default_20_Paragraph_20_Font"><text:span text:style-name="T3">Q4:</text:span></text:span><text:span text:style-name="Default_20_Paragraph_20_Font"><text:span text:style-name="T4"> How has Starbucks adapted its product offering to suit the Indian market?</text:span></text:span></text:p>
      <text:p text:style-name="P1"><text:span text:style-name="Default_20_Paragraph_20_Font"><text:span text:style-name="T3">A4:</text:span></text:span><text:span text:style-name="Default_20_Paragraph_20_Font"><text:span text:style-name="T4"> Hence, Starbucks have introduced Tata's branded tea called Teavana and Himalayan water beverages to add to the products. Due to the introduction of these food items in their menu, the revenue from food and beverages is more than 35% in India which is more than 20% higher as compared to the USA</text:span></text:span></text:p>
      <text:p text:style-name="P3"><text:span text:style-name="Default_20_Paragraph_20_Font"><text:span text:style-name="T3">Q5:</text:span></text:span><text:span text:style-name="Default_20_Paragraph_20_Font"><text:span text:style-name="T4"> How has Starbucks introduced healthy products in its range?</text:span></text:span></text:p>
      <text:p text:style-name="P1"><text:soft-page-break/><text:span text:style-name="Default_20_Paragraph_20_Font"><text:span text:style-name="T3">A5:</text:span></text:span><text:span text:style-name="Default_20_Paragraph_20_Font"><text:span text:style-name="T4"> </text:span></text:span><text:span text:style-name="Default_20_Paragraph_20_Font"><text:span text:style-name="T9">With the help of social technology, Starbucks recognizes the needs of its customers and introduces healthy products. </text:span></text:span><text:span text:style-name="Default_20_Paragraph_20_Font"><text:span text:style-name="T80">For starters, Starbucks India has made healthier additions to its limited edition Spring Range. The smoothies</text:span></text:span><text:span text:style-name="Default_20_Paragraph_20_Font"><text:span text:style-name="T79"> </text:span></text:span><text:span text:style-name="Default_20_Paragraph_20_Font"><text:span text:style-name="T80">at Starbucks are packed with whey protein and </text:span></text:span><text:span text:style-name="Default_20_Paragraph_20_Font"><text:span text:style-name="T81">fiber</text:span></text:span><text:span text:style-name="Default_20_Paragraph_20_Font"><text:span text:style-name="T80"> powder and comes in three </text:span></text:span><text:span text:style-name="Default_20_Paragraph_20_Font"><text:span text:style-name="T81">flavors</text:span></text:span><text:span text:style-name="Default_20_Paragraph_20_Font"><text:span text:style-name="T80"> – Mango, Chocolate and Blueberry</text:span></text:span><text:span text:style-name="Default_20_Paragraph_20_Font"><text:span text:style-name="T9"> </text:span></text:span></text:p>
      <text:p text:style-name="P3"><text:span text:style-name="Default_20_Paragraph_20_Font"><text:span text:style-name="T3">Q6:</text:span></text:span><text:span text:style-name="Default_20_Paragraph_20_Font"><text:span text:style-name="T4"> Mention an innovation by Starbucks with regard to an existing product.</text:span></text:span></text:p>
      <text:p text:style-name="P13"><text:span text:style-name="Default_20_Paragraph_20_Font"><text:span text:style-name="T3">A6:</text:span></text:span><text:span text:style-name="Default_20_Paragraph_20_Font"><text:span text:style-name="T4"> </text:span></text:span><text:span text:style-name="Default_20_Paragraph_20_Font"><text:span text:style-name="T97">With the help of Microsoft, Starbucks is creating an even more personal, seamless customer experience in its stores by implementing advanced technologies, ranging from cloud computing to </text:span></text:span><text:span text:style-name="Default_20_Paragraph_20_Font"><text:span text:style-name="T81">block chain.</text:span></text:span><text:span text:style-name="Default_20_Paragraph_20_Font"><text:span text:style-name="T97"> “We have a world-class team of technologists engaging in groundbreaking innovation each day.</text:span></text:span><text:span text:style-name="Default_20_Paragraph_20_Font"><text:span text:style-name="T4"> </text:span></text:span></text:p>
      <text:p text:style-name="P13"><text:span text:style-name="Default_20_Paragraph_20_Font"><text:span text:style-name="T97">In January, Starbucks unveiled its first new beverages for 2020, and plant-based milk alternatives starred in all three: the Almond milk Honey Flat White, Coconut milk Latte and Oatmilk Honey Latte</text:span></text:span><text:span text:style-name="Default_20_Paragraph_20_Font"><text:span text:style-name="T4"> </text:span></text:span></text:p>
      <text:p text:style-name="P3"><text:span text:style-name="Default_20_Paragraph_20_Font"><text:span text:style-name="T3">Q7:</text:span></text:span><text:span text:style-name="Default_20_Paragraph_20_Font"><text:span text:style-name="T4"> What are some partnerships that Starbucks has entered, from the point of view of product?</text:span></text:span></text:p>
      <text:p text:style-name="P1"><text:span text:style-name="Default_20_Paragraph_20_Font"><text:span text:style-name="T3">A7:</text:span></text:span><text:span text:style-name="Default_20_Paragraph_20_Font"><text:span text:style-name="T4"> </text:span></text:span></text:p>
      <text:p text:style-name="P15"/>
      <text:p text:style-name="P20"/>
      <text:p text:style-name="P2"><text:span text:style-name="Default_20_Paragraph_20_Font"><text:span text:style-name="T3">Questions on Price <text:s text:c="56"/>Q1:</text:span></text:span><text:span text:style-name="Default_20_Paragraph_20_Font"><text:span text:style-name="T4"> What is the most expensive coffee that Starbucks in CP sells?</text:span></text:span></text:p>
      <text:p text:style-name="P12"><text:span text:style-name="Default_20_Paragraph_20_Font"><text:span text:style-name="T3">A1:</text:span></text:span><text:span text:style-name="Default_20_Paragraph_20_Font"><text:span text:style-name="T4"> <text:s/></text:span></text:span><text:span text:style-name="Default_20_Paragraph_20_Font"><text:span text:style-name="T7">T</text:span></text:span><text:span text:style-name="Default_20_Paragraph_20_Font"><text:span text:style-name="T59">he most expensive one is the</text:span></text:span><text:span text:style-name="Default_20_Paragraph_20_Font"><text:span text:style-name="T7"> Ca</text:span></text:span><text:span text:style-name="Default_20_Paragraph_20_Font"><text:span text:style-name="T129">ramel java chip </text:span></text:span><text:span text:style-name="Default_20_Paragraph_20_Font"><text:span text:style-name="T59">(Venti)</text:span></text:span><text:span text:style-name="Default_20_Paragraph_20_Font"><text:span text:style-name="T129"> </text:span></text:span><text:span text:style-name="Default_20_Paragraph_20_Font"><text:span text:style-name="T59">which costs ₹</text:span></text:span><text:span text:style-name="Default_20_Paragraph_20_Font"><text:span text:style-name="T129"> <text:s/>-395/cup</text:span></text:span></text:p>
      <text:p text:style-name="P1"><text:span text:style-name="Default_20_Paragraph_20_Font"><text:span text:style-name="T3">Q2:</text:span></text:span><text:span text:style-name="Default_20_Paragraph_20_Font"><text:span text:style-name="T4"> <text:s/>What is the least expensive coffee that Starbucks in CP sells?</text:span></text:span></text:p>
      <text:p text:style-name="P1"><text:span text:style-name="Default_20_Paragraph_20_Font"><text:span text:style-name="T3">A2:</text:span></text:span><text:span text:style-name="Default_20_Paragraph_20_Font"><text:span text:style-name="T4"> </text:span></text:span><text:span text:style-name="Default_20_Paragraph_20_Font"><text:span text:style-name="T128">French Pass Brewed Coffee</text:span></text:span><text:span text:style-name="Default_20_Paragraph_20_Font"><text:span text:style-name="T4"> </text:span></text:span><text:span text:style-name="Default_20_Paragraph_20_Font"><text:span text:style-name="Strong_20_Emphasis"><text:span text:style-name="T130">4 Cups</text:span></text:span></text:span><text:span text:style-name="Default_20_Paragraph_20_Font"><text:span text:style-name="T116">– </text:span></text:span><text:span text:style-name="Default_20_Paragraph_20_Font"><text:span text:style-name="T128">Rs. 140/-</text:span></text:span><text:span text:style-name="Default_20_Paragraph_20_Font"><text:span text:style-name="T4"> </text:span></text:span></text:p>
      <text:p text:style-name="P26"><text:span text:style-name="Default_20_Paragraph_20_Font"><text:span text:style-name="T3">Q3:</text:span></text:span><text:span text:style-name="Default_20_Paragraph_20_Font"><text:span text:style-name="T4"> Which of the following pricing strategies does Starbucks follow? Justify your answer.</text:span></text:span></text:p>
      <text:list xml:id="list1918859613" text:style-name="WWNum2">
        <text:list-item>
          <text:p text:style-name="P23"><text:span text:style-name="Default_20_Paragraph_20_Font"><text:span text:style-name="T4">Economy pricing strategy</text:span></text:span></text:p>
        </text:list-item>
        <text:list-item>
          <text:p text:style-name="P19"><text:span text:style-name="Default_20_Paragraph_20_Font"><text:span text:style-name="T4">Penetration pricing strategy</text:span></text:span></text:p>
        </text:list-item>
        <text:list-item>
          <text:p text:style-name="P19"><text:span text:style-name="Default_20_Paragraph_20_Font"><text:span text:style-name="T4">Skimming pricing strategy</text:span></text:span></text:p>
        </text:list-item>
        <text:list-item>
          <text:p text:style-name="P25"><text:span text:style-name="Default_20_Paragraph_20_Font"><text:span text:style-name="T4">Premium pricing strategy</text:span></text:span></text:p>
        </text:list-item>
      </text:list>
      <text:p text:style-name="P4"><text:span text:style-name="Default_20_Paragraph_20_Font"><text:span text:style-name="T3">A3:</text:span></text:span><text:span text:style-name="Default_20_Paragraph_20_Font"><text:span text:style-name="T4"> Premium pricing strategy</text:span></text:span></text:p>
      <text:p text:style-name="P4"><text:span text:style-name="Default_20_Paragraph_20_Font"><text:span text:style-name="T20">Justification-</text:span></text:span><text:span text:style-name="Default_20_Paragraph_20_Font"><text:span text:style-name="T23">Aside from inducing people into buying Starbucks to experience more than just the commodity, Starbucks employs “</text:span></text:span><text:span text:style-name="Default_20_Paragraph_20_Font"><text:span text:style-name="T21">the premium pricing”</text:span></text:span><text:span text:style-name="Default_20_Paragraph_20_Font"><text:span text:style-name="T23"> and “price skimming” strategies to increase their profits. Starbucks targets consumers with lower price elasticity for demand.</text:span></text:span></text:p>
      <text:p text:style-name="P15"/>
      <text:p text:style-name="P15"/>
      <text:p text:style-name="P20"/>
      <text:p text:style-name="P2"><text:span text:style-name="Default_20_Paragraph_20_Font"><text:span text:style-name="T3">Questions on Place</text:span></text:span></text:p>
      <text:p text:style-name="P1"><text:span text:style-name="Default_20_Paragraph_20_Font"><text:span text:style-name="T3">Q1:</text:span></text:span><text:span text:style-name="Default_20_Paragraph_20_Font"><text:span text:style-name="T4"> How many cities in India have at least one Starbucks store?</text:span></text:span></text:p>
      <text:p text:style-name="P1"><text:span text:style-name="Default_20_Paragraph_20_Font"><text:span text:style-name="T3">A1: </text:span></text:span><text:span text:style-name="Default_20_Paragraph_20_Font"><text:span text:style-name="T20">As of April 2021, Starbucks operates 219 outlets in </text:span></text:span><text:span text:style-name="Default_20_Paragraph_20_Font"><text:span text:style-name="T22">24 cities</text:span></text:span><text:span text:style-name="Default_20_Paragraph_20_Font"><text:span text:style-name="T20"> of India.</text:span></text:span></text:p>
      <text:p text:style-name="P1"><text:span text:style-name="Default_20_Paragraph_20_Font"><text:span text:style-name="T3">Q2:</text:span></text:span><text:span text:style-name="Default_20_Paragraph_20_Font"><text:span text:style-name="T4"> What is the total number of Starbucks stores in India?</text:span></text:span></text:p>
      <text:p text:style-name="P1"><text:span text:style-name="Default_20_Paragraph_20_Font"><text:span text:style-name="T3">A2: Starbucks expanded to</text:span></text:span><text:span text:style-name="Default_20_Paragraph_20_Font"><text:span text:style-name="T20"> </text:span></text:span><text:span text:style-name="Default_20_Paragraph_20_Font"><text:span text:style-name="T22">221</text:span></text:span><text:span text:style-name="Default_20_Paragraph_20_Font"><text:span text:style-name="T21"> </text:span></text:span><text:span text:style-name="Default_20_Paragraph_20_Font"><text:span text:style-name="T3">stores across India in financial year 2021. Starbucks launched in India with a 50:50 joint venture between Tata Consumer Products Limited (formerly Tata Global Beverages Limited) and Starbucks Coffee Company, and became Tata Starbucks Private Limited</text:span></text:span></text:p>
      <text:p text:style-name="P1"><text:span text:style-name="Default_20_Paragraph_20_Font"><text:span text:style-name="T3">Q3:</text:span></text:span><text:span text:style-name="Default_20_Paragraph_20_Font"><text:span text:style-name="T4"> Which cities in India tend to have a Starbucks store? Why?</text:span></text:span></text:p>
      <text:p text:style-name="P1"><text:span text:style-name="Default_20_Paragraph_20_Font"><text:span text:style-name="T3">A3:</text:span></text:span><text:span text:style-name="Default_20_Paragraph_20_Font"><text:span text:style-name="T4"> </text:span></text:span><text:span text:style-name="Default_20_Paragraph_20_Font"><text:span text:style-name="T23">Starbucks entered the Indian market in October 2012 through a 50/50 Joint Venture with Tata Global Beverages and currently operates 191 stores in India across </text:span></text:span><text:span text:style-name="Default_20_Paragraph_20_Font"><text:span text:style-name="T21">Mumbai, Delhi NCR, Hyderabad, Chennai, Bengaluru, Pune, Kolkata, Chandigarh, Ahmedabad, Surat, Vadodara and Lucknow</text:span></text:span><text:span text:style-name="Default_20_Paragraph_20_Font"><text:span text:style-name="T23"> through a network of over 2,000 passionate </text:span></text:span></text:p>
      <text:p text:style-name="P1"><text:span text:style-name="Default_20_Paragraph_20_Font"><text:span text:style-name="T23">Starbucks Corporation, after achieving tremendous success, </text:span></text:span><text:span text:style-name="Default_20_Paragraph_20_Font"><text:span text:style-name="T21">innovated the idea of expanding coffeehouses</text:span></text:span><text:span text:style-name="Default_20_Paragraph_20_Font"><text:span text:style-name="T23"> in India. ... Starbucks came across the decision to start a joint venture with Ratan Tata's brand— TATA Coffee; with this, they announced the opening of stores at various locations in India</text:span></text:span></text:p>
      <text:p text:style-name="P1"><text:span text:style-name="Default_20_Paragraph_20_Font"><text:span text:style-name="T4"><text:s text:c="3"/>Tata Starbucks remains focused on creating and strengthening opportunities for women and fostering diversity across our organization,” said Navin Gurnaney, ceo, Tata Starbucks Private Limited. “We are proud to open these all-women stores that will increase our commitment to diversity and inclusion in India and empower our female partners in new and meaningful ways.</text:span></text:span></text:p>
      <text:p text:style-name="P1"><text:span text:style-name="Default_20_Paragraph_20_Font"><text:span text:style-name="T3">Q4:</text:span></text:span><text:span text:style-name="Default_20_Paragraph_20_Font"><text:span text:style-name="T4"> Mention an innovation by Starbucks with regard to its store strategy.</text:span></text:span></text:p>
      <text:p text:style-name="P1"><text:span text:style-name="Default_20_Paragraph_20_Font"><text:span text:style-name="T3">A4:</text:span></text:span><text:span text:style-name="Default_20_Paragraph_20_Font"><text:span text:style-name="T4"> </text:span></text:span><text:span text:style-name="Default_20_Paragraph_20_Font"><text:span text:style-name="T23">Store design, or brand localization, is just one of the creative ways Starbucks connects with its customers, </text:span></text:span><text:span text:style-name="Default_20_Paragraph_20_Font"><text:span text:style-name="T21">integrating local aesthetics into each of its stores</text:span></text:span><text:span text:style-name="Default_20_Paragraph_20_Font"><text:span text:style-name="T23">. The company's design studios are strategically located so that designers can better understand their communities</text:span></text:span></text:p>
      <text:p text:style-name="P16"><text:soft-page-break/></text:p>
      <text:p text:style-name="P1"><text:span text:style-name="Default_20_Paragraph_20_Font"><text:span text:style-name="T3">Q5:</text:span></text:span><text:span text:style-name="Default_20_Paragraph_20_Font"><text:span text:style-name="T4"> What are some partnerships that Starbucks has entered, from the point of view of the place?</text:span></text:span></text:p>
      <text:p text:style-name="P1"><text:span text:style-name="Default_20_Paragraph_20_Font"><text:span text:style-name="T3">A5:</text:span></text:span><text:span text:style-name="Default_20_Paragraph_20_Font"><text:span text:style-name="T4"> </text:span></text:span><text:span text:style-name="Default_20_Paragraph_20_Font"><text:span text:style-name="T21">Seattle Seahawks</text:span></text:span><text:span text:style-name="Default_20_Paragraph_20_Font"><text:span text:style-name="T23">: Starbucks is proud to be a community partner with the Seattle Seahawks, and we've invited our customers – and fellow 12s – to show their Blue Pride along with us. Go, Hawks! Seattle Sounders FC: Starbucks and the Seattle Sounders FC have teamed up in support of all things soccer. Scarves up, Seattle!</text:span></text:span></text:p>
      <text:p text:style-name="P2"><text:span text:style-name="Default_20_Paragraph_20_Font"><text:span text:style-name="T3">Questions on Promotion</text:span></text:span></text:p>
      <text:p text:style-name="P3"><text:span text:style-name="Default_20_Paragraph_20_Font"><text:span text:style-name="T3">Q1:</text:span></text:span><text:span text:style-name="Default_20_Paragraph_20_Font"><text:span text:style-name="T4"> What is the primary means of promotion for Starbucks?</text:span></text:span></text:p>
      <text:p text:style-name="P1"><text:span text:style-name="Default_20_Paragraph_20_Font"><text:span text:style-name="T3">A1:</text:span></text:span><text:span text:style-name="Default_20_Paragraph_20_Font"><text:span text:style-name="T4"> </text:span></text:span><text:span text:style-name="Default_20_Paragraph_20_Font"><text:span text:style-name="T23">Starbucks uses a large variety of </text:span></text:span><text:span text:style-name="Default_20_Paragraph_20_Font"><text:span text:style-name="T21">channels to market their product from social media to TV spots and ads</text:span></text:span><text:span text:style-name="Default_20_Paragraph_20_Font"><text:span text:style-name="T23">. It's their mix of marketing media that makes their brand recognizable, and it's the consistent message that comes across every time that makes them stand out. All of that promotion isn't cheap</text:span></text:span></text:p>
      <text:p text:style-name="P1"><text:span text:style-name="Default_20_Paragraph_20_Font"><text:span text:style-name="T3">Q2:</text:span></text:span><text:span text:style-name="Default_20_Paragraph_20_Font"><text:span text:style-name="T4"> How does Starbucks go about executing its primary means of promotion?</text:span></text:span></text:p>
      <text:p text:style-name="P1"><text:span text:style-name="Default_20_Paragraph_20_Font"><text:span text:style-name="T3">A2:</text:span></text:span><text:span text:style-name="Default_20_Paragraph_20_Font"><text:span text:style-name="T4"> </text:span></text:span><text:span text:style-name="Default_20_Paragraph_20_Font"><text:span text:style-name="T23">The high quality of products and good customer experiences are the main differentiators of its brand from other coffee brands in the market. ... The Starbucks uses word of </text:span></text:span><text:span text:style-name="Default_20_Paragraph_20_Font"><text:span text:style-name="T21">mouth marketing</text:span></text:span><text:span text:style-name="Default_20_Paragraph_20_Font"><text:span text:style-name="T23"> for promoting its products among customers</text:span></text:span></text:p>
      <text:p text:style-name="P1"><text:span text:style-name="Default_20_Paragraph_20_Font"><text:span text:style-name="T3">Q3:</text:span></text:span><text:span text:style-name="Default_20_Paragraph_20_Font"><text:span text:style-name="T4"> What is meant by ‘Third Place’ in the context of the marketing strategy of Starbucks?</text:span></text:span></text:p>
      <text:p text:style-name="P1"><text:span text:style-name="Default_20_Paragraph_20_Font"><text:span text:style-name="T3">A3:</text:span></text:span><text:span text:style-name="Default_20_Paragraph_20_Font"><text:span text:style-name="T4"> </text:span></text:span><text:span text:style-name="Default_20_Paragraph_20_Font"><text:span text:style-name="T23">Our Mission and Values come to life in the promotion of equitable, diverse and inclusive cultures: in our workplace, our communities, and in our stores, a third place </text:span></text:span><text:span text:style-name="Default_20_Paragraph_20_Font"><text:span text:style-name="T21">environment where everyone is welcome</text:span></text:span><text:span text:style-name="Default_20_Paragraph_20_Font"><text:span text:style-name="T23"> and we can gather, as a community, to share great coffee and deepen human connection</text:span></text:span></text:p>
      <text:p text:style-name="P1"><text:span text:style-name="Default_20_Paragraph_20_Font"><text:span text:style-name="T3">Q4:</text:span></text:span><text:span text:style-name="Default_20_Paragraph_20_Font"><text:span text:style-name="T4"> What is meant by ‘Fourth Place” in the context of the marketing strategy of Starbucks?</text:span></text:span></text:p>
      <text:p text:style-name="P1"><text:span text:style-name="Default_20_Paragraph_20_Font"><text:span text:style-name="T3">A4:</text:span></text:span><text:span text:style-name="Default_20_Paragraph_20_Font"><text:span text:style-name="T4"> </text:span></text:span><text:span text:style-name="Default_20_Paragraph_20_Font"><text:span text:style-name="T23">y digital, the implication here is not only about reaching out to a "digitally-savvy audience", but </text:span></text:span><text:span text:style-name="Default_20_Paragraph_20_Font"><text:span text:style-name="T21">also about creating a place that is "digitally-equipped" with a robust mobile and online delivery system</text:span></text:span><text:span text:style-name="Default_20_Paragraph_20_Font"><text:span text:style-name="T23">. Starbucks calls it the fourth place</text:span></text:span></text:p>
      <text:p text:style-name="P15"/>
      <text:p text:style-name="P15"/>
      <text:p text:style-name="P15"/>
      <text:p text:style-name="P15"><text:soft-page-break/></text:p>
      <text:p text:style-name="P5"><text:span text:style-name="Default_20_Paragraph_20_Font"><text:span text:style-name="T3">Questions on People</text:span></text:span></text:p>
      <text:p text:style-name="P1"><text:span text:style-name="Default_20_Paragraph_20_Font"><text:span text:style-name="T3">Q1: </text:span></text:span><text:span text:style-name="Default_20_Paragraph_20_Font"><text:span text:style-name="T4">What are the primary target customer segments for Starbucks?</text:span></text:span></text:p>
      <text:p text:style-name="P1"><text:span text:style-name="Default_20_Paragraph_20_Font"><text:span text:style-name="T3">A1:</text:span></text:span><text:span text:style-name="Default_20_Paragraph_20_Font"><text:span text:style-name="T4"> </text:span></text:span><text:span text:style-name="Default_20_Paragraph_20_Font"><text:span text:style-name="T23">The target audience of Starbucks is </text:span></text:span><text:span text:style-name="Default_20_Paragraph_20_Font"><text:span text:style-name="T21">middle to upper-class men and women</text:span></text:span><text:span text:style-name="Default_20_Paragraph_20_Font"><text:span text:style-name="T23">. It's the percentage of the general public who can afford their higher priced cups of coffee on a regular or daily basis. And this is who their marketing is targeted to reach. Starbucks' marketing focuses on creating the perfect “third place</text:span></text:span></text:p>
      <text:p text:style-name="P1"><text:span text:style-name="Default_20_Paragraph_20_Font"><text:span text:style-name="T3">Q2:</text:span></text:span><text:span text:style-name="Default_20_Paragraph_20_Font"><text:span text:style-name="T4"> What is the connection between the target customer segments for Starbucks and its choice of price and place?</text:span></text:span></text:p>
      <text:p text:style-name="P1"><text:span text:style-name="Default_20_Paragraph_20_Font"><text:span text:style-name="T24">A2:</text:span></text:span><text:span text:style-name="Default_20_Paragraph_20_Font"><text:span text:style-name="T26"> </text:span></text:span></text:p>
      <text:p text:style-name="P26"><text:span text:style-name="Default_20_Paragraph_20_Font"><text:span text:style-name="T3">Q3:</text:span></text:span><text:span text:style-name="Default_20_Paragraph_20_Font"><text:span text:style-name="T4"> What are Starbucks employees called?</text:span></text:span></text:p>
      <text:p text:style-name="P1"><text:span text:style-name="Default_20_Paragraph_20_Font"><text:span text:style-name="T3">A3:</text:span></text:span><text:span text:style-name="Default_20_Paragraph_20_Font"><text:span text:style-name="T4"> -</text:span></text:span><text:span text:style-name="Default_20_Paragraph_20_Font"><text:span text:style-name="T23"> Starbucks Employees Are Called “Partners” Starbucks believes in calling all employees partners </text:span></text:span><text:span text:style-name="Default_20_Paragraph_20_Font"><text:span text:style-name="T21">because the term fosters a sense of equality and shared vision</text:span></text:span><text:span text:style-name="Default_20_Paragraph_20_Font"><text:span text:style-name="T23">. In the company's words: “we are all partners in shared success.”</text:span></text:span></text:p>
      <text:p text:style-name="P26"><text:span text:style-name="Default_20_Paragraph_20_Font"><text:span text:style-name="T3">Q4:</text:span></text:span><text:span text:style-name="Default_20_Paragraph_20_Font"><text:span text:style-name="T4"> Mention an innovation by Starbucks with regard to its employee training.</text:span></text:span></text:p>
      <text:p text:style-name="P1"><text:span text:style-name="Default_20_Paragraph_20_Font"><text:span text:style-name="T3">A</text:span></text:span><text:span text:style-name="Default_20_Paragraph_20_Font"><text:span text:style-name="T24">4:</text:span></text:span></text:p>
      <text:p text:style-name="P1"><text:span text:style-name="Default_20_Paragraph_20_Font"><text:span text:style-name="T3">Questions on Physical Evidence</text:span></text:span></text:p>
      <text:p text:style-name="P28"><text:span text:style-name="Default_20_Paragraph_20_Font"><text:span text:style-name="T3">Q1:</text:span></text:span><text:span text:style-name="Default_20_Paragraph_20_Font"><text:span text:style-name="T4"> How does the Starbucks store layout contribute to its marketing strategy?</text:span></text:span></text:p>
      <text:p text:style-name="P28"><text:span text:style-name="Default_20_Paragraph_20_Font"><text:span text:style-name="T25">A1: </text:span></text:span><text:span text:style-name="T76"><text:s/></text:span></text:p>
      <text:p text:style-name="P29"><text:span text:style-name="Default_20_Paragraph_20_Font"><text:span text:style-name="T3">Q2:</text:span></text:span><text:span text:style-name="Default_20_Paragraph_20_Font"><text:span text:style-name="T4"> What is the Starbucks logo?</text:span></text:span></text:p>
      <text:p text:style-name="P29"><text:span text:style-name="Default_20_Paragraph_20_Font"><text:span text:style-name="T3">A2:</text:span></text:span><text:span text:style-name="Default_20_Paragraph_20_Font"><text:span text:style-name="T4"> </text:span></text:span><text:span text:style-name="Default_20_Paragraph_20_Font"><text:span text:style-name="T23">he </text:span></text:span><text:span text:style-name="Default_20_Paragraph_20_Font"><text:span text:style-name="T21">famous twin-tailed siren</text:span></text:span><text:span text:style-name="Default_20_Paragraph_20_Font"><text:span text:style-name="T23"> on Starbucks' logo was inspired by Greek mythology. According to these stories, it was assumed that sirens were creatures that lured sailors in order to attack and devour them off the coast of an island in the South Pacific.</text:span></text:span><text:span text:style-name="Default_20_Paragraph_20_Font"><text:span text:style-name="T3"> </text:span></text:span></text:p>
      <text:p text:style-name="P10"><text:soft-page-break/><text:span text:style-name="Default_20_Paragraph_20_Font"><text:span text:style-name="T4">Q3: Has the Starbucks logo evolved over time?<text:tab/></text:span></text:span></text:p>
      <text:p text:style-name="P1"><text:span text:style-name="Default_20_Paragraph_20_Font"><text:span text:style-name="T3">A3:</text:span></text:span><text:span text:style-name="Default_20_Paragraph_20_Font"><text:span text:style-name="T4"> <text:s/></text:span></text:span><text:span text:style-name="Default_20_Paragraph_20_Font"><text:span text:style-name="T5">YES. <text:s text:c="5"/></text:span></text:span><text:span text:style-name="Default_20_Paragraph_20_Font"><text:span text:style-name="T97">Starbucks' logo has gone through two previous shifts, most dramatically in 1987, when Starbucks turned a brown woodcut into a green and black image. It dropped "tea" and "spices" from the text and changed the siren from a 16th-century Norse woodcut to a more stylized black-and-white graphic</text:span></text:span><text:span text:style-name="Default_20_Paragraph_20_Font"><text:span text:style-name="T4"> </text:span></text:span></text:p>
      <text:p text:style-name="P26"><text:span text:style-name="Default_20_Paragraph_20_Font"><text:span text:style-name="T3">Q4:</text:span></text:span><text:span text:style-name="Default_20_Paragraph_20_Font"><text:span text:style-name="T4"> Can the Starbucks app be considered part of physical evidence in the 7 Ps framework? Justify your answer.</text:span></text:span></text:p>
      <text:p text:style-name="P11"><text:span text:style-name="Default_20_Paragraph_20_Font"><text:span text:style-name="T3">A4:</text:span></text:span><text:span text:style-name="Default_20_Paragraph_20_Font"><text:span text:style-name="T4"> </text:span></text:span><text:span text:style-name="Default_20_Paragraph_20_Font"><text:span text:style-name="T6">Yes. <text:s/></text:span></text:span><text:span text:style-name="Default_20_Paragraph_20_Font"><text:span text:style-name="T101">PHYSICAL EVIDENCE The elements of marketing mix which customers can actually see or experience when they use a service, and which contribute to the perceived quality of the service,</text:span></text:span><text:span text:style-name="Default_20_Paragraph_20_Font"><text:span text:style-name="T6"> &amp; S</text:span></text:span><text:span text:style-name="Default_20_Paragraph_20_Font"><text:span text:style-name="T101">tarbucks <text:s/>use Marketing Mix (Starbucks 7Ps of Marketing) comprises elements of the marketing mix that consists of product, place, price, promotion, process, people and physical evidence</text:span></text:span><text:span text:style-name="Default_20_Paragraph_20_Font"><text:span text:style-name="T78"> </text:span></text:span><text:span text:style-name="Default_20_Paragraph_20_Font"><text:span text:style-name="T101">as discussed below in more details. Starbucks sells coffees, tea and other beverages and a variety of fresh food items, including snack.</text:span></text:span><text:span text:style-name="Default_20_Paragraph_20_Font"><text:span text:style-name="T6"> S </text:span></text:span></text:p>
      <text:p text:style-name="P11"><text:span text:style-name="Default_20_Paragraph_20_Font"><text:span text:style-name="T6"/></text:span></text:p>
      <text:p text:style-name="P15"/>
      <text:p text:style-name="P15"/>
      <text:p text:style-name="P20"/>
      <text:p text:style-name="P2"><text:span text:style-name="Default_20_Paragraph_20_Font"><text:span text:style-name="T3">Questions on Process</text:span></text:span></text:p>
      <text:p text:style-name="P26"><text:span text:style-name="Default_20_Paragraph_20_Font"><text:span text:style-name="T3">Q1:</text:span></text:span><text:span text:style-name="Default_20_Paragraph_20_Font"><text:span text:style-name="T4"> What is the process improvement philosophy that Starbucks adopted a decade ago to improve its productivity?</text:span></text:span></text:p>
      <text:p text:style-name="P1"><text:span text:style-name="Default_20_Paragraph_20_Font"><text:span text:style-name="T3">A1:</text:span></text:span><text:span text:style-name="Default_20_Paragraph_20_Font"><text:span text:style-name="T4"> </text:span></text:span><text:span text:style-name="Default_20_Paragraph_20_Font"><text:span text:style-name="T97">lean Six Sigma implementation</text:span></text:span><text:span text:style-name="Default_20_Paragraph_20_Font"><text:span text:style-name="T77"> </text:span></text:span><text:span text:style-name="Default_20_Paragraph_20_Font"><text:span text:style-name="T97">ensures </text:span></text:span><text:span text:style-name="Default_20_Paragraph_20_Font"><text:span text:style-name="T102">Starbucks's</text:span></text:span><text:span text:style-name="Default_20_Paragraph_20_Font"><text:span text:style-name="T97"> success. It was introduced in early 2000.</text:span></text:span><text:span text:style-name="Default_20_Paragraph_20_Font"><text:span text:style-name="T4"> </text:span></text:span></text:p>
      <text:p text:style-name="P27"><text:span text:style-name="Default_20_Paragraph_20_Font"><text:span text:style-name="T3">Q2:</text:span></text:span><text:span text:style-name="Default_20_Paragraph_20_Font"><text:span text:style-name="T4"> What are some of the key metrics that Starbucks uses to measure in-store productivity?</text:span></text:span></text:p>
      <text:p text:style-name="P27"><text:span text:style-name="Default_20_Paragraph_20_Font"><text:span text:style-name="T3">A2:</text:span></text:span><text:span text:style-name="Default_20_Paragraph_20_Font"><text:span text:style-name="T4"> </text:span></text:span><text:span text:style-name="Default_20_Paragraph_20_Font"><text:span text:style-name="T103">Some notable productivity measures in the company are as follows:</text:span></text:span></text:p>
      <text:list xml:id="list3876725548" text:style-name="L1">
        <text:list-item>
          <text:p text:style-name="P32">Average order filling duration (Starbucks café productivity)</text:p>
        </text:list-item>
        <text:list-item>
          <text:p text:style-name="P32">Weight of coffee beans processed per time (roasting plant productivity)</text:p>
        </text:list-item>
        <text:list-item>
          <text:p text:style-name="P32">Equipment repair duration (maintenance productivity)</text:p>
        </text:list-item>
      </text:list>
      <text:p text:style-name="P1"><text:span text:style-name="Default_20_Paragraph_20_Font"><text:span text:style-name="T4"/></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re Franklin" svg:font-family="'Libre Franklin'"/>
    <style:font-face style:name="arial" svg:font-family="arial, sans-serif"/>
    <style:font-face style:name="haas grot text web" svg:font-family="'haas grot text web', 'helvetica neue', helvetica, arial, sans-serif"/>
    <style:font-face style:name="Lohit Devanagari" svg:font-family="'Lohit Devanagari'" style:font-family-generic="system"/>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size-complex="14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fo:hyphenate="false"/>
    </style:style>
    <style:style style:name="Title" style:family="paragraph" style:parent-style-name="Standard" style:nex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Standard"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Footer"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text-underline-style="none" fo:font-weight="bold" style:font-weight-asian="bold" style:font-weight-complex="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size-asian="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text-underline-style="none" fo:font-weight="normal" style:font-weight-asian="normal" style:font-weight-complex="normal"/>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fo:color="#1155cc" style:font-name="Calibri" fo:font-family="Calibri" style:font-family-generic="swiss" style:font-pitch="variable" style:text-underline-style="solid" style:text-underline-width="auto" style:text-underline-color="font-color" style:text-underline-mode="continuous" style:text-overline-mode="continuous" style:text-line-through-mode="continuous" style:font-name-complex="Calibri" style:font-family-complex="Calibri" style:font-family-generic-complex="swiss" style:font-pitch-complex="variable"/>
    </style:style>
    <style:style style:name="ListLabel_20_32" style:display-name="ListLabel 32"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2LVL1" style:display-name="WW_CharLFO2LVL1" style:family="text">
      <style:text-properties style:text-underline-style="none" fo:font-weight="bold" style:font-weight-asian="bold" style:font-weight-complex="normal"/>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text-underline-style="none" fo:font-weight="normal" style:font-weight-asian="normal" style:font-weight-complex="normal"/>
    </style:style>
    <style:style style:name="WW_5f_CharLFO5LVL2" style:display-name="WW_CharLFO5LVL2" style:family="text">
      <style:text-properties style:font-name="Symbol" fo:font-family="Symbol" style:font-family-generic="roman" style:font-pitch="variable" style:font-charset="x-symbol"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style-number>
      <text:list-level-style-number text:level="2" text:style-name="WW_5f_CharLFO2LVL2" style:num-suffix="." style:num-format="a" style:num-letter-sync="true">
        <style:list-level-properties/>
      </text:list-level-style-number>
      <text:list-level-style-number text:level="3" text:style-name="WW_5f_CharLFO2LVL3" style:num-suffix="." style:num-format="i">
        <style:list-level-properties fo:text-align="end"/>
      </text:list-level-style-number>
      <text:list-level-style-number text:level="4" text:style-name="WW_5f_CharLFO2LVL4" style:num-suffix="." style:num-format="1">
        <style:list-level-properties/>
      </text:list-level-style-number>
      <text:list-level-style-number text:level="5" text:style-name="WW_5f_CharLFO2LVL5" style:num-suffix="." style:num-format="a" style:num-letter-sync="true">
        <style:list-level-properties/>
      </text:list-level-style-number>
      <text:list-level-style-number text:level="6" text:style-name="WW_5f_CharLFO2LVL6" style:num-suffix="." style:num-format="i">
        <style:list-level-properties fo:text-align="end"/>
      </text:list-level-style-number>
      <text:list-level-style-number text:level="7" text:style-name="WW_5f_CharLFO2LVL7" style:num-suffix="." style:num-format="1">
        <style:list-level-properties/>
      </text:list-level-style-number>
      <text:list-level-style-number text:level="8" text:style-name="WW_5f_CharLFO2LVL8" style:num-suffix="." style:num-format="a" style:num-letter-sync="true">
        <style:list-level-properties/>
      </text:list-level-style-number>
      <text:list-level-style-number text:level="9" text:style-name="WW_5f_CharLFO2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style-bullet>
      <text:list-level-style-bullet text:level="2" text:style-name="WW_5f_CharLFO3LVL2" text:bullet-char="○">
        <style:list-level-properties/>
      </text:list-level-style-bullet>
      <text:list-level-style-bullet text:level="3" text:style-name="WW_5f_CharLFO3LVL3" text:bullet-char="■">
        <style:list-level-properties/>
      </text:list-level-style-bullet>
      <text:list-level-style-bullet text:level="4" text:style-name="WW_5f_CharLFO3LVL4" text:bullet-char="●">
        <style:list-level-properties/>
      </text:list-level-style-bullet>
      <text:list-level-style-bullet text:level="5" text:style-name="WW_5f_CharLFO3LVL5" text:bullet-char="○">
        <style:list-level-properties/>
      </text:list-level-style-bullet>
      <text:list-level-style-bullet text:level="6" text:style-name="WW_5f_CharLFO3LVL6" text:bullet-char="■">
        <style:list-level-properties/>
      </text:list-level-style-bullet>
      <text:list-level-style-bullet text:level="7" text:style-name="WW_5f_CharLFO3LVL7" text:bullet-char="●">
        <style:list-level-properties/>
      </text:list-level-style-bullet>
      <text:list-level-style-bullet text:level="8" text:style-name="WW_5f_CharLFO3LVL8" text:bullet-char="○">
        <style:list-level-properties/>
      </text:list-level-style-bullet>
      <text:list-level-style-bullet text:level="9" text:style-name="WW_5f_CharLFO3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style:text-properties style:font-name="Symbo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o">
        <style:list-level-properties/>
        <style:text-properties style:font-name="Courier New"/>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o">
        <style:list-level-properties/>
        <style:text-properties style:font-name="Courier New"/>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5LV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text:style-name="WW_5f_CharLFO5LVL3" style:num-suffix="." style:num-format="i">
        <style:list-level-properties fo:text-align="end"/>
      </text:list-level-style-number>
      <text:list-level-style-number text:level="4" text:style-name="WW_5f_CharLFO5LVL4" style:num-suffix="." style:num-format="1">
        <style:list-level-properties/>
      </text:list-level-style-number>
      <text:list-level-style-number text:level="5" text:style-name="WW_5f_CharLFO5LVL5" style:num-suffix="." style:num-format="a" style:num-letter-sync="true">
        <style:list-level-properties/>
      </text:list-level-style-number>
      <text:list-level-style-number text:level="6" text:style-name="WW_5f_CharLFO5LVL6" style:num-suffix="." style:num-format="i">
        <style:list-level-properties fo:text-align="end"/>
      </text:list-level-style-number>
      <text:list-level-style-number text:level="7" text:style-name="WW_5f_CharLFO5LVL7" style:num-suffix="." style:num-format="1">
        <style:list-level-properties/>
      </text:list-level-style-number>
      <text:list-level-style-number text:level="8" text:style-name="WW_5f_CharLFO5LVL8" style:num-suffix="." style:num-format="a" style:num-letter-sync="true">
        <style:list-level-properties/>
      </text:list-level-style-number>
      <text:list-level-style-number text:level="9" text:style-name="WW_5f_CharLFO5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meta:initial-creator>Admin</meta:initial-creator>
    <meta:creation-date>2020-09-25T14:05:00Z</meta:creation-date>
    <dc:date>2021-10-30T21:48:47.932000000</dc:date>
    <meta:editing-cycles>8</meta:editing-cycles>
    <meta:editing-duration>PT2H24M41S</meta:editing-duration>
    <meta:document-statistic meta:table-count="0" meta:image-count="0" meta:object-count="0" meta:page-count="11" meta:paragraph-count="104" meta:word-count="1605" meta:character-count="11600" meta:non-whitespace-character-count="100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s.odt/Normal"/>
  </office:meta>
</office:document-meta>
</file>